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style:vertical-align="automatic" fo:background-color="#FFFFFF" style:cell-protect="protected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Tms Rmn" style:font-name-asian="Tms Rmn" style:font-name-complex="Tms Rmn"/>
    </style:style>
    <style:style style:name="ce8" style:family="table-cell" style:parent-style-name="Normal_80909_32_working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" style:family="table-cell" style:parent-style-name="Normal_80909_32_working" style:data-style-name="N0">
      <style:table-cell-properties style:vertical-align="automatic"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0" style:family="table-cell" style:parent-style-name="Default" style:data-style-name="N0">
      <style:table-cell-properties style:vertical-align="automatic" fo:background-color="#FFFFFF"/>
      <style:text-properties fo:color="#008080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 fo:background-color="#FFFFFF"/>
      <style:text-properties fo:color="#008080" style:font-name="Tms Rmn" style:font-name-asian="Tms Rmn" style:font-name-complex="Tms Rmn"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tms rmn" style:font-name-asian="tms rmn" style:font-name-complex="tms rmn" fo:font-size="14pt" style:font-size-asian="14pt" style:font-size-complex="14pt"/>
    </style:style>
    <style:style style:name="ce13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Tms Rmn" style:font-name-asian="Tms Rmn" style:font-name-complex="Tms Rmn" fo:font-size="8pt" style:font-size-asian="8pt" style:font-size-complex="8pt"/>
    </style:style>
    <style:style style:name="ce1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Tms Rmn" style:font-name-asian="Tms Rmn" style:font-name-complex="Tms Rmn" fo:font-size="8pt" style:font-size-asian="8pt" style:font-size-complex="8pt"/>
    </style:style>
    <style:style style:name="ce1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ms Rmn" style:font-name-asian="Tms Rmn" style:font-name-complex="Tms Rmn" fo:font-size="8pt" style:font-size-asian="8pt" style:font-size-complex="8pt"/>
    </style:style>
    <style:style style:name="ce16" style:family="table-cell" style:parent-style-name="Default" style:data-style-name="N0">
      <style:table-cell-properties fo:background-color="#FFFFFF"/>
      <style:text-properties style:font-name="Tms Rmn" style:font-name-asian="Tms Rmn" style:font-name-complex="Tms Rmn" fo:font-size="8pt" style:font-size-asian="8pt" style:font-size-complex="8pt"/>
    </style:style>
    <style:style style:name="ce17" style:family="table-cell" style:parent-style-name="Default" style:data-style-name="N0">
      <style:table-cell-properties fo:background-color="#FFFFFF"/>
      <style:text-properties style:font-name="tms rmn" style:font-name-asian="tms rmn" style:font-name-complex="tms rmn" fo:font-size="14pt" style:font-size-asian="14pt" style:font-size-complex="14pt"/>
    </style:style>
    <style:style style:name="ce18" style:family="table-cell" style:parent-style-name="Normal_80909_32_working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Normal_80909_32_working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Normal_80909_32_working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21" style:family="table-cell" style:parent-style-name="Normal_80909_32_working" style:data-style-name="N0">
      <style:table-cell-properties style:vertical-align="automatic" fo:background-color="#FFFFFF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22" style:family="table-cell" style:parent-style-name="Normal_80909_32_working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Normal_80909_32_working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5" style:family="table-cell" style:parent-style-name="Normal_80909_32_working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6" style:family="table-cell" style:parent-style-name="Normal_80909_32_working" style:data-style-name="N0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7" style:family="table-cell" style:parent-style-name="Normal_80909_32_working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8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29" style:family="table-cell" style:parent-style-name="Normal_80909_32_working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0" style:family="table-cell" style:parent-style-name="Normal_80909_32_working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1" style:family="table-cell" style:parent-style-name="Normal_TSGB8.9_32_-_32_2010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2" style:family="table-cell" style:parent-style-name="Normal_80909_32_working" style:data-style-name="N37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3" style:family="table-cell" style:parent-style-name="Normal_TSGB8.9_32_-_32_2010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4" style:family="table-cell" style:parent-style-name="Normal_80909_32_working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5" style:family="table-cell" style:parent-style-name="Normal_80909_32_working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6" style:family="table-cell" style:parent-style-name="Normal_TSGB8.9_32_-_32_2010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7" style:family="table-cell" style:parent-style-name="Normal_80909_32_working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8" style:family="table-cell" style:parent-style-name="Normal_80909_32_working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9" style:family="table-cell" style:parent-style-name="Normal_80909_32_working" style:data-style-name="N3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40" style:family="table-cell" style:parent-style-name="Normal_80909_32_working" style:data-style-name="N0">
      <style:table-cell-properties style:vertical-align="automatic" fo:background-color="#FFFFFF"/>
      <style:text-properties fo:color="#FF0000"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41" style:family="table-cell" style:parent-style-name="Normal_80909_32_working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2" style:family="table-cell" style:parent-style-name="Normal_80909_32_working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swiss"/>
    </style:style>
    <style:style style:name="ce43" style:family="table-cell" style:parent-style-name="Normal_80909_32_working" style:data-style-name="N36">
      <style:table-cell-properties fo:border-top="none" fo:border-bottom="2pt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swiss"/>
    </style:style>
    <style:style style:name="ce44" style:family="table-cell" style:parent-style-name="Normal_80909_32_working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45" style:family="table-cell" style:parent-style-name="Default" style:data-style-name="N1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46" style:family="table-cell" style:parent-style-name="Normal_80909_32_working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7" style:family="table-cell" style:parent-style-name="Default" style:data-style-name="N39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48" style:family="table-cell" style:parent-style-name="Default" style:data-style-name="N4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ms Rmn" style:font-name-asian="Tms Rmn" style:font-name-complex="Tms Rmn"/>
    </style:style>
    <style:style style:name="ce4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50" style:family="table-cell" style:parent-style-name="Hyperlink_WebTable_32_Template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1" style:family="table-cell" style:parent-style-name="Default" style:data-style-name="N0">
      <style:table-cell-properties fo:background-color="#FFFFFF"/>
      <style:text-properties style:font-name="Tms Rmn" style:font-name-asian="Tms Rmn" style:font-name-complex="Tms Rmn"/>
    </style:style>
    <style:style style:name="ce52" style:family="table-cell" style:parent-style-name="Default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53" style:family="table-cell" style:parent-style-name="Normal_81009_32_working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54" style:family="table-cell" style:parent-style-name="Normal_81009_32_working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55" style:family="table-cell" style:parent-style-name="Normal_80809_32_working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56" style:family="table-cell" style:parent-style-name="Hyperlink" style:data-style-name="N0">
      <style:table-cell-properties style:vertical-align="automatic" fo:background-color="#FFFFFF"/>
      <style:text-properties fo:color="#0000FF" fo:font-size="12pt" style:font-size-asian="12pt" style:font-size-complex="12pt" style:text-underline-style="solid" style:text-underline-type="single"/>
    </style:style>
    <style:style style:name="ce57" style:family="table-cell" style:parent-style-name="Normal_80909_32_working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1.481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2.95pt" style:use-optimal-row-height="false" fo:break-before="auto"/>
    </style:style>
    <style:style style:name="ro4" style:family="table-row">
      <style:table-row-properties style:row-height="28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I0502" table:style-name="ta1">
        <table:table-column table:style-name="co1" table:default-cell-style-name="ce8"/>
        <table:table-column table:style-name="co2" table:number-columns-repeated="15" table:default-cell-style-name="ce8"/>
        <table:table-column table:style-name="co2" table:number-columns-repeated="11" table:default-cell-style-name="ce9"/>
        <table:table-column table:style-name="co3" table:number-columns-repeated="16357" table:default-cell-style-name="ce8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1">
          <table:table-cell office:value-type="string" table:number-columns-spanned="8" table:number-rows-spanned="1" table:style-name="ce56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16376" table:style-name="ce4"/>
        </table:table-row>
        <table:table-row table:style-name="ro1">
          <table:table-cell table:style-name="ce5"/>
          <table:table-cell table:number-columns-repeated="16383" table:style-name="ce4"/>
        </table:table-row>
        <table:table-row table:style-name="ro1">
          <table:table-cell office:value-type="string" table:style-name="ce6">
            <text:p>RAI0502 (alternative number TSGB0806)</text:p>
          </table:table-cell>
          <table:table-cell table:number-columns-repeated="4" table:style-name="ce7"/>
          <table:table-cell table:number-columns-repeated="4" table:style-name="ce8"/>
          <table:table-cell table:number-columns-repeated="18" table:style-name="ce9"/>
          <table:table-cell table:number-columns-repeated="16357"/>
        </table:table-row>
        <table:table-row table:style-name="ro2">
          <table:table-cell office:value-type="string" table:style-name="ce6">
            <text:p>Railway<text:span text:style-name="T3">1</text:span><text:s/>movement accidents: passenger casualties and casualty rates: GB annual from 2001/02</text:p>
          </table:table-cell>
          <table:table-cell table:number-columns-repeated="7" table:style-name="ce10"/>
          <table:table-cell table:number-columns-repeated="2" table:style-name="ce11"/>
          <table:table-cell table:number-columns-repeated="6" table:style-name="ce12"/>
          <table:table-cell table:number-columns-repeated="2" table:style-name="ce13"/>
          <table:table-cell table:number-columns-repeated="2" table:style-name="ce14"/>
          <table:table-cell table:style-name="ce15"/>
          <table:table-cell table:number-columns-repeated="6" table:style-name="ce16"/>
          <table:table-cell table:number-columns-repeated="16357" table:style-name="ce17"/>
        </table:table-row>
        <table:table-row table:style-name="ro1">
          <table:table-cell table:style-name="ce18"/>
          <table:table-cell table:number-columns-repeated="8" table:style-name="ce19"/>
          <table:table-cell table:style-name="ce18"/>
          <table:table-cell table:number-columns-repeated="5" table:style-name="ce20"/>
          <table:table-cell office:value-type="string" table:style-name="ce20">
            <text:p><text:span text:style-name="T1">Number/billion kilometres /<text:s/></text:span>rate per billion passenger kilometres</text:p>
          </table:table-cell>
          <table:table-cell table:number-columns-repeated="11" table:style-name="ce21"/>
          <table:table-cell table:number-columns-repeated="16357" table:style-name="ce22"/>
        </table:table-row>
        <table:table-row table:style-name="ro2">
          <table:table-cell table:style-name="ce23"/>
          <table:table-cell office:value-type="string" table:style-name="ce24">
            <text:p>2001/02</text:p>
          </table:table-cell>
          <table:table-cell office:value-type="string" table:style-name="ce24">
            <text:p>2002/03</text:p>
          </table:table-cell>
          <table:table-cell office:value-type="string" table:style-name="ce24">
            <text:p>2003/04</text:p>
          </table:table-cell>
          <table:table-cell office:value-type="string" table:style-name="ce24">
            <text:p>2004/05</text:p>
          </table:table-cell>
          <table:table-cell office:value-type="string" table:style-name="ce24">
            <text:p>2005/06</text:p>
          </table:table-cell>
          <table:table-cell office:value-type="string" table:style-name="ce24">
            <text:p>2006/07</text:p>
          </table:table-cell>
          <table:table-cell office:value-type="string" table:style-name="ce24">
            <text:p>2007/08</text:p>
          </table:table-cell>
          <table:table-cell office:value-type="string" table:style-name="ce24">
            <text:p>2008/09</text:p>
          </table:table-cell>
          <table:table-cell office:value-type="string" table:style-name="ce24">
            <text:p>2009/10</text:p>
          </table:table-cell>
          <table:table-cell office:value-type="string" table:style-name="ce24">
            <text:p>2010/11</text:p>
          </table:table-cell>
          <table:table-cell office:value-type="string" table:style-name="ce24">
            <text:p>2011/12<text:span text:style-name="T5">R</text:span></text:p>
          </table:table-cell>
          <table:table-cell office:value-type="string" table:style-name="ce24">
            <text:p>2012/13<text:span text:style-name="T5">R</text:span></text:p>
          </table:table-cell>
          <table:table-cell office:value-type="string" table:style-name="ce24">
            <text:p>2013/14<text:span text:style-name="T5">R</text:span></text:p>
          </table:table-cell>
          <table:table-cell office:value-type="string" table:style-name="ce24">
            <text:p>2014/15<text:span text:style-name="T5">R</text:span></text:p>
          </table:table-cell>
          <table:table-cell office:value-type="string" table:style-name="ce24">
            <text:p>2015/16</text:p>
          </table:table-cell>
          <table:table-cell table:number-columns-repeated="16368" table:style-name="ce22"/>
        </table:table-row>
        <table:table-row table:style-name="ro1">
          <table:table-cell office:value-type="string" table:style-name="ce25">
            <text:p>Passenger casualties:<text:span text:style-name="T5">2</text:span></text:p>
          </table:table-cell>
          <table:table-cell table:number-columns-repeated="15" table:style-name="ce26"/>
          <table:table-cell table:number-columns-repeated="16368" table:style-name="ce22"/>
        </table:table-row>
        <table:table-row table:style-name="ro1">
          <table:table-cell office:value-type="string" table:style-name="ce25">
            <text:p><text:s text:c="4"/>Fatalities</text:p>
          </table:table-cell>
          <table:table-cell office:value-type="float" office:value="4" table:style-name="ce27">
            <text:p>4</text:p>
          </table:table-cell>
          <table:table-cell office:value-type="float" office:value="8" table:style-name="ce27">
            <text:p>8</text:p>
          </table:table-cell>
          <table:table-cell office:value-type="float" office:value="1" table:style-name="ce27">
            <text:p>1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table:number-columns-repeated="16368" table:style-name="ce22"/>
        </table:table-row>
        <table:table-row table:style-name="ro1">
          <table:table-cell office:value-type="string" table:style-name="ce25">
            <text:p><text:s text:c="4"/>Major injuries</text:p>
          </table:table-cell>
          <table:table-cell office:value-type="float" office:value="45" table:style-name="ce27">
            <text:p>45</text:p>
          </table:table-cell>
          <table:table-cell office:value-type="float" office:value="59" table:style-name="ce27">
            <text:p>59</text:p>
          </table:table-cell>
          <table:table-cell office:value-type="float" office:value="56" table:style-name="ce27">
            <text:p>56</text:p>
          </table:table-cell>
          <table:table-cell office:value-type="float" office:value="60" table:style-name="ce27">
            <text:p>60</text:p>
          </table:table-cell>
          <table:table-cell office:value-type="float" office:value="32" table:style-name="ce27">
            <text:p>32</text:p>
          </table:table-cell>
          <table:table-cell office:value-type="float" office:value="59" table:style-name="ce27">
            <text:p>59</text:p>
          </table:table-cell>
          <table:table-cell office:value-type="float" office:value="28" table:style-name="ce27">
            <text:p>28</text:p>
          </table:table-cell>
          <table:table-cell office:value-type="float" office:value="30" table:style-name="ce27">
            <text:p>30</text:p>
          </table:table-cell>
          <table:table-cell office:value-type="float" office:value="40" table:style-name="ce27">
            <text:p>40</text:p>
          </table:table-cell>
          <table:table-cell office:value-type="float" office:value="49" table:style-name="ce27">
            <text:p>49</text:p>
          </table:table-cell>
          <table:table-cell office:value-type="float" office:value="49" table:style-name="ce27">
            <text:p>49</text:p>
          </table:table-cell>
          <table:table-cell office:value-type="float" office:value="50" table:style-name="ce27">
            <text:p>50</text:p>
          </table:table-cell>
          <table:table-cell office:value-type="float" office:value="42" table:style-name="ce27">
            <text:p>42</text:p>
          </table:table-cell>
          <table:table-cell office:value-type="float" office:value="42" table:style-name="ce27">
            <text:p>42</text:p>
          </table:table-cell>
          <table:table-cell office:value-type="float" office:value="43" table:style-name="ce27">
            <text:p>43</text:p>
          </table:table-cell>
          <table:table-cell table:number-columns-repeated="16368" table:style-name="ce22"/>
        </table:table-row>
        <table:table-row table:style-name="ro1">
          <table:table-cell office:value-type="string" table:style-name="ce25">
            <text:p><text:s text:c="4"/>Minor injuries</text:p>
          </table:table-cell>
          <table:table-cell office:value-type="float" office:value="1336" table:style-name="ce27">
            <text:p>1,336</text:p>
          </table:table-cell>
          <table:table-cell office:value-type="float" office:value="1258" table:style-name="ce27">
            <text:p>1,258</text:p>
          </table:table-cell>
          <table:table-cell office:value-type="float" office:value="1208" table:style-name="ce27">
            <text:p>1,208</text:p>
          </table:table-cell>
          <table:table-cell office:value-type="float" office:value="1195" table:style-name="ce27">
            <text:p>1,195</text:p>
          </table:table-cell>
          <table:table-cell office:value-type="float" office:value="1039" table:style-name="ce27">
            <text:p>1,039</text:p>
          </table:table-cell>
          <table:table-cell office:value-type="float" office:value="1086" table:style-name="ce27">
            <text:p>1,086</text:p>
          </table:table-cell>
          <table:table-cell office:value-type="float" office:value="1040" table:style-name="ce27">
            <text:p>1,040</text:p>
          </table:table-cell>
          <table:table-cell office:value-type="float" office:value="1152" table:style-name="ce27">
            <text:p>1,152</text:p>
          </table:table-cell>
          <table:table-cell office:value-type="float" office:value="1251" table:style-name="ce27">
            <text:p>1,251</text:p>
          </table:table-cell>
          <table:table-cell office:value-type="float" office:value="1343" table:style-name="ce27">
            <text:p>1,343</text:p>
          </table:table-cell>
          <table:table-cell office:value-type="float" office:value="1348" table:style-name="ce27">
            <text:p>1,348</text:p>
          </table:table-cell>
          <table:table-cell office:value-type="float" office:value="1363" table:style-name="ce27">
            <text:p>1,363</text:p>
          </table:table-cell>
          <table:table-cell office:value-type="float" office:value="1493" table:style-name="ce27">
            <text:p>1,493</text:p>
          </table:table-cell>
          <table:table-cell office:value-type="float" office:value="1409" table:style-name="ce27">
            <text:p>1,409</text:p>
          </table:table-cell>
          <table:table-cell office:value-type="float" office:value="1451" table:style-name="ce27">
            <text:p>1,451</text:p>
          </table:table-cell>
          <table:table-cell table:number-columns-repeated="16368" table:style-name="ce22"/>
        </table:table-row>
        <table:table-row table:style-name="ro1">
          <table:table-cell office:value-type="string" table:style-name="ce28">
            <text:p><text:s text:c="4"/>Shock/trauma</text:p>
          </table:table-cell>
          <table:table-cell office:value-type="float" office:value="61" table:style-name="ce27">
            <text:p>61</text:p>
          </table:table-cell>
          <table:table-cell office:value-type="float" office:value="67" table:style-name="ce27">
            <text:p>67</text:p>
          </table:table-cell>
          <table:table-cell office:value-type="float" office:value="63" table:style-name="ce27">
            <text:p>63</text:p>
          </table:table-cell>
          <table:table-cell office:value-type="float" office:value="44" table:style-name="ce27">
            <text:p>44</text:p>
          </table:table-cell>
          <table:table-cell office:value-type="float" office:value="47" table:style-name="ce27">
            <text:p>47</text:p>
          </table:table-cell>
          <table:table-cell office:value-type="float" office:value="67" table:style-name="ce27">
            <text:p>67</text:p>
          </table:table-cell>
          <table:table-cell office:value-type="float" office:value="72" table:style-name="ce27">
            <text:p>72</text:p>
          </table:table-cell>
          <table:table-cell office:value-type="float" office:value="62" table:style-name="ce27">
            <text:p>62</text:p>
          </table:table-cell>
          <table:table-cell office:value-type="float" office:value="44" table:style-name="ce27">
            <text:p>44</text:p>
          </table:table-cell>
          <table:table-cell office:value-type="float" office:value="47" table:style-name="ce27">
            <text:p>47</text:p>
          </table:table-cell>
          <table:table-cell office:value-type="float" office:value="56" table:style-name="ce27">
            <text:p>56</text:p>
          </table:table-cell>
          <table:table-cell office:value-type="float" office:value="52" table:style-name="ce27">
            <text:p>52</text:p>
          </table:table-cell>
          <table:table-cell office:value-type="float" office:value="56" table:style-name="ce27">
            <text:p>56</text:p>
          </table:table-cell>
          <table:table-cell office:value-type="float" office:value="68" table:style-name="ce27">
            <text:p>68</text:p>
          </table:table-cell>
          <table:table-cell office:value-type="float" office:value="56" table:style-name="ce27">
            <text:p>56</text:p>
          </table:table-cell>
          <table:table-cell table:number-columns-repeated="16368" table:style-name="ce22"/>
        </table:table-row>
        <table:table-row table:style-name="ro1">
          <table:table-cell office:value-type="string" table:style-name="ce25">
            <text:p><text:s text:c="4"/>All casualties</text:p>
          </table:table-cell>
          <table:table-cell office:value-type="float" office:value="1446" table:style-name="ce29">
            <text:p>1,446</text:p>
          </table:table-cell>
          <table:table-cell office:value-type="float" office:value="1392" table:style-name="ce29">
            <text:p>1,392</text:p>
          </table:table-cell>
          <table:table-cell office:value-type="float" office:value="1328" table:style-name="ce29">
            <text:p>1,328</text:p>
          </table:table-cell>
          <table:table-cell office:value-type="float" office:value="1304" table:style-name="ce29">
            <text:p>1,304</text:p>
          </table:table-cell>
          <table:table-cell office:value-type="float" office:value="1118" table:style-name="ce29">
            <text:p>1,118</text:p>
          </table:table-cell>
          <table:table-cell office:value-type="float" office:value="1214" table:style-name="ce29">
            <text:p>1,214</text:p>
          </table:table-cell>
          <table:table-cell office:value-type="float" office:value="1140" table:style-name="ce29">
            <text:p>1,140</text:p>
          </table:table-cell>
          <table:table-cell office:value-type="float" office:value="1244" table:style-name="ce29">
            <text:p>1,244</text:p>
          </table:table-cell>
          <table:table-cell office:value-type="float" office:value="1335" table:style-name="ce29">
            <text:p>1,335</text:p>
          </table:table-cell>
          <table:table-cell office:value-type="float" office:value="1439" table:style-name="ce29">
            <text:p>1,439</text:p>
          </table:table-cell>
          <table:table-cell office:value-type="float" office:value="1454" table:style-name="ce29">
            <text:p>1,454</text:p>
          </table:table-cell>
          <table:table-cell office:value-type="float" office:value="1465" table:style-name="ce29">
            <text:p>1,465</text:p>
          </table:table-cell>
          <table:table-cell office:value-type="float" office:value="1591" table:style-name="ce29">
            <text:p>1,591</text:p>
          </table:table-cell>
          <table:table-cell office:value-type="float" office:value="1519" table:style-name="ce29">
            <text:p>1,519</text:p>
          </table:table-cell>
          <table:table-cell office:value-type="float" office:value="1550" table:style-name="ce29">
            <text:p>1,550</text:p>
          </table:table-cell>
          <table:table-cell table:number-columns-repeated="16368" table:style-name="ce22"/>
        </table:table-row>
        <table:table-row table:style-name="ro1">
          <table:table-cell table:style-name="ce25"/>
          <table:table-cell table:number-columns-repeated="9" table:style-name="ce30"/>
          <table:table-cell table:number-columns-repeated="2" table:style-name="ce31"/>
          <table:table-cell table:number-columns-repeated="4" table:style-name="ce30"/>
          <table:table-cell table:number-columns-repeated="16368" table:style-name="ce22"/>
        </table:table-row>
        <table:table-row table:style-name="ro1">
          <table:table-cell office:value-type="string" table:style-name="ce25">
            <text:p>Passenger kilometres (billions)<text:span text:style-name="T5">3</text:span></text:p>
          </table:table-cell>
          <table:table-cell office:value-type="float" office:value="39.140836883999995" table:style-name="ce30">
            <text:p>39.1</text:p>
          </table:table-cell>
          <table:table-cell office:value-type="float" office:value="39.678168904999964" table:style-name="ce30">
            <text:p>39.7</text:p>
          </table:table-cell>
          <table:table-cell office:value-type="float" office:value="40.906375980000107" table:style-name="ce30">
            <text:p>40.9</text:p>
          </table:table-cell>
          <table:table-cell office:value-type="float" office:value="41.704732616377299" table:style-name="ce30">
            <text:p>41.7</text:p>
          </table:table-cell>
          <table:table-cell office:value-type="float" office:value="43.146418158001801" table:style-name="ce30">
            <text:p>43.1</text:p>
          </table:table-cell>
          <table:table-cell office:value-type="float" office:value="46.153998197544297" table:style-name="ce30">
            <text:p>46.2</text:p>
          </table:table-cell>
          <table:table-cell office:value-type="float" office:value="48.930271772995503" table:style-name="ce30">
            <text:p>48.9</text:p>
          </table:table-cell>
          <table:table-cell office:value-type="float" office:value="50.612686013691203" table:style-name="ce30">
            <text:p>50.6</text:p>
          </table:table-cell>
          <table:table-cell office:value-type="float" office:value="51.100719647935904" table:style-name="ce32">
            <text:p>51.1<text:s/></text:p>
          </table:table-cell>
          <table:table-cell office:value-type="float" office:value="54.475747687088379" table:style-name="ce33">
            <text:p>54.5<text:s/></text:p>
          </table:table-cell>
          <table:table-cell office:value-type="float" office:value="57.110208202845882" table:style-name="ce33">
            <text:p>57.1<text:s/></text:p>
          </table:table-cell>
          <table:table-cell office:value-type="float" office:value="58.231680968936836" table:style-name="ce33">
            <text:p>58.2<text:s/></text:p>
          </table:table-cell>
          <table:table-cell office:value-type="float" office:value="60.181995544742087" table:style-name="ce34">
            <text:p>60.2<text:s/></text:p>
          </table:table-cell>
          <table:table-cell office:value-type="float" office:value="62.922680777624294" table:style-name="ce34">
            <text:p>62.9<text:s/></text:p>
          </table:table-cell>
          <table:table-cell office:value-type="float" office:value="64.412503087141886" table:style-name="ce34">
            <text:p>64.4<text:s/></text:p>
          </table:table-cell>
          <table:table-cell table:number-columns-repeated="16368" table:style-name="ce22"/>
        </table:table-row>
        <table:table-row table:style-name="ro1">
          <table:table-cell table:style-name="ce25"/>
          <table:table-cell table:style-name="ce30"/>
          <table:table-cell table:number-columns-repeated="8" table:style-name="ce35"/>
          <table:table-cell table:number-columns-repeated="2" table:style-name="ce36"/>
          <table:table-cell table:number-columns-repeated="4" table:style-name="ce35"/>
          <table:table-cell table:number-columns-repeated="16368" table:style-name="ce22"/>
        </table:table-row>
        <table:table-row table:style-name="ro1">
          <table:table-cell office:value-type="string" table:style-name="ce25">
            <text:p>Passenger casualty rates:</text:p>
          </table:table-cell>
          <table:table-cell table:number-columns-repeated="15" table:style-name="ce37"/>
          <table:table-cell table:number-columns-repeated="16368" table:style-name="ce22"/>
        </table:table-row>
        <table:table-row table:style-name="ro1">
          <table:table-cell office:value-type="string" table:style-name="ce25">
            <text:p><text:s text:c="4"/>Fatalities</text:p>
          </table:table-cell>
          <table:table-cell office:value-type="float" office:value="0.10219505555935421" table:style-name="ce38">
            <text:p>0.1</text:p>
          </table:table-cell>
          <table:table-cell office:value-type="float" office:value="0.20162220739455283" table:style-name="ce38">
            <text:p>0.2</text:p>
          </table:table-cell>
          <table:table-cell office:value-type="float" office:value="2.4446066806038225E-2" table:style-name="ce38">
            <text:p>0.0</text:p>
          </table:table-cell>
          <table:table-cell office:value-type="float" office:value="0.11989047012943845" table:style-name="ce38">
            <text:p>0.1</text:p>
          </table:table-cell>
          <table:table-cell office:value-type="float" office:value="0" table:style-name="ce38">
            <text:p>0.0</text:p>
          </table:table-cell>
          <table:table-cell office:value-type="float" office:value="4.3333190581664786E-2" table:style-name="ce38">
            <text:p>0.0</text:p>
          </table:table-cell>
          <table:table-cell office:value-type="float" office:value="0" table:style-name="ce38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8">
            <text:p>0.0</text:p>
          </table:table-cell>
          <table:table-cell office:value-type="float" office:value="0" table:style-name="ce38">
            <text:p>0.0</text:p>
          </table:table-cell>
          <table:table-cell office:value-type="float" office:value="1.7510004453987767E-2" table:style-name="ce38">
            <text:p>0.0</text:p>
          </table:table-cell>
          <table:table-cell office:value-type="float" office:value="0" table:style-name="ce38">
            <text:p>0.0</text:p>
          </table:table-cell>
          <table:table-cell office:value-type="float" office:value="0" table:style-name="ce38">
            <text:p>0.0</text:p>
          </table:table-cell>
          <table:table-cell office:value-type="float" office:value="0" table:style-name="ce38">
            <text:p>0.0</text:p>
          </table:table-cell>
          <table:table-cell office:value-type="float" office:value="0" table:style-name="ce38">
            <text:p>0.0</text:p>
          </table:table-cell>
          <table:table-cell table:style-name="ce40"/>
          <table:table-cell table:number-columns-repeated="10" table:style-name="ce21"/>
          <table:table-cell table:number-columns-repeated="16357" table:style-name="ce22"/>
        </table:table-row>
        <table:table-row table:style-name="ro1">
          <table:table-cell office:value-type="string" table:style-name="ce25">
            <text:p><text:s text:c="4"/>Major injuries</text:p>
          </table:table-cell>
          <table:table-cell office:value-type="float" office:value="1.1496943750427349" table:style-name="ce38">
            <text:p>1.1</text:p>
          </table:table-cell>
          <table:table-cell office:value-type="float" office:value="1.4869637795348272" table:style-name="ce38">
            <text:p>1.5</text:p>
          </table:table-cell>
          <table:table-cell office:value-type="float" office:value="1.3689797411381406" table:style-name="ce38">
            <text:p>1.4</text:p>
          </table:table-cell>
          <table:table-cell office:value-type="float" office:value="1.4386856415532614" table:style-name="ce38">
            <text:p>1.4</text:p>
          </table:table-cell>
          <table:table-cell office:value-type="float" office:value="0.74166063757172807" table:style-name="ce38">
            <text:p>0.7</text:p>
          </table:table-cell>
          <table:table-cell office:value-type="float" office:value="1.2783291221591111" table:style-name="ce38">
            <text:p>1.3</text:p>
          </table:table-cell>
          <table:table-cell office:value-type="float" office:value="0.5722428873868044" table:style-name="ce38">
            <text:p>0.6</text:p>
          </table:table-cell>
          <table:table-cell office:value-type="float" office:value="0.59273676943137776" table:style-name="ce39">
            <text:p>0.6</text:p>
          </table:table-cell>
          <table:table-cell office:value-type="float" office:value="0.78276784114948772" table:style-name="ce38">
            <text:p>0.8</text:p>
          </table:table-cell>
          <table:table-cell office:value-type="float" office:value="0.89948283558141562" table:style-name="ce38">
            <text:p>0.9</text:p>
          </table:table-cell>
          <table:table-cell office:value-type="float" office:value="0.85799021824540045" table:style-name="ce38">
            <text:p>0.9</text:p>
          </table:table-cell>
          <table:table-cell office:value-type="float" office:value="0.85863913196447217" table:style-name="ce38">
            <text:p>0.9</text:p>
          </table:table-cell>
          <table:table-cell office:value-type="float" office:value="0.69788313963061011" table:style-name="ce38">
            <text:p>0.7</text:p>
          </table:table-cell>
          <table:table-cell office:value-type="float" office:value="0.66748586488920647" table:style-name="ce38">
            <text:p>0.7</text:p>
          </table:table-cell>
          <table:table-cell office:value-type="float" office:value="0.66757225599238856" table:style-name="ce38">
            <text:p>0.7</text:p>
          </table:table-cell>
          <table:table-cell table:style-name="ce40"/>
          <table:table-cell table:number-columns-repeated="10" table:style-name="ce21"/>
          <table:table-cell table:number-columns-repeated="16357" table:style-name="ce22"/>
        </table:table-row>
        <table:table-row table:style-name="ro1">
          <table:table-cell office:value-type="string" table:style-name="ce25">
            <text:p><text:s text:c="4"/>Minor injuries</text:p>
          </table:table-cell>
          <table:table-cell office:value-type="float" office:value="34.133148556824302" table:style-name="ce38">
            <text:p>34.1</text:p>
          </table:table-cell>
          <table:table-cell office:value-type="float" office:value="31.705092112793434" table:style-name="ce38">
            <text:p>31.7</text:p>
          </table:table-cell>
          <table:table-cell office:value-type="float" office:value="29.530848701694175" table:style-name="ce38">
            <text:p>29.5</text:p>
          </table:table-cell>
          <table:table-cell office:value-type="float" office:value="28.653822360935788" table:style-name="ce38">
            <text:p>28.7</text:p>
          </table:table-cell>
          <table:table-cell office:value-type="float" office:value="24.080793826157045" table:style-name="ce38">
            <text:p>24.1</text:p>
          </table:table-cell>
          <table:table-cell office:value-type="float" office:value="23.529922485843979" table:style-name="ce38">
            <text:p>23.5</text:p>
          </table:table-cell>
          <table:table-cell office:value-type="float" office:value="21.254735817224162" table:style-name="ce38">
            <text:p>21.3</text:p>
          </table:table-cell>
          <table:table-cell office:value-type="float" office:value="22.761091946164907" table:style-name="ce39">
            <text:p>22.8</text:p>
          </table:table-cell>
          <table:table-cell office:value-type="float" office:value="24.481064231950231" table:style-name="ce38">
            <text:p>24.5</text:p>
          </table:table-cell>
          <table:table-cell office:value-type="float" office:value="24.653172411955943" table:style-name="ce38">
            <text:p>24.7</text:p>
          </table:table-cell>
          <table:table-cell office:value-type="float" office:value="23.603486003975508" table:style-name="ce38">
            <text:p>23.6</text:p>
          </table:table-cell>
          <table:table-cell office:value-type="float" office:value="23.406502737351513" table:style-name="ce38">
            <text:p>23.4</text:p>
          </table:table-cell>
          <table:table-cell office:value-type="float" office:value="24.80808398734526" table:style-name="ce38">
            <text:p>24.8</text:p>
          </table:table-cell>
          <table:table-cell office:value-type="float" office:value="22.392561514973618" table:style-name="ce38">
            <text:p>22.4</text:p>
          </table:table-cell>
          <table:table-cell office:value-type="float" office:value="22.526682405696647" table:style-name="ce38">
            <text:p>22.5</text:p>
          </table:table-cell>
          <table:table-cell table:style-name="ce40"/>
          <table:table-cell table:number-columns-repeated="10" table:style-name="ce21"/>
          <table:table-cell table:number-columns-repeated="16357" table:style-name="ce22"/>
        </table:table-row>
        <table:table-row table:style-name="ro1">
          <table:table-cell office:value-type="string" table:style-name="ce28">
            <text:p><text:s text:c="4"/>Shock/trauma</text:p>
          </table:table-cell>
          <table:table-cell office:value-type="float" office:value="1.5584745972801517" table:style-name="ce38">
            <text:p>1.6</text:p>
          </table:table-cell>
          <table:table-cell office:value-type="float" office:value="1.68858598692938" table:style-name="ce38">
            <text:p>1.7</text:p>
          </table:table-cell>
          <table:table-cell office:value-type="float" office:value="1.5401022087804082" table:style-name="ce38">
            <text:p>1.5</text:p>
          </table:table-cell>
          <table:table-cell office:value-type="float" office:value="1.0550361371390584" table:style-name="ce38">
            <text:p>1.1</text:p>
          </table:table-cell>
          <table:table-cell office:value-type="float" office:value="1.0893140614334755" table:style-name="ce38">
            <text:p>1.1</text:p>
          </table:table-cell>
          <table:table-cell office:value-type="float" office:value="1.4516618844857703" table:style-name="ce38">
            <text:p>1.5</text:p>
          </table:table-cell>
          <table:table-cell office:value-type="float" office:value="1.4714817104232114" table:style-name="ce38">
            <text:p>1.5</text:p>
          </table:table-cell>
          <table:table-cell office:value-type="float" office:value="1.2249893234915141" table:style-name="ce39">
            <text:p>1.2</text:p>
          </table:table-cell>
          <table:table-cell office:value-type="float" office:value="0.86104462526443659" table:style-name="ce38">
            <text:p>0.9</text:p>
          </table:table-cell>
          <table:table-cell office:value-type="float" office:value="0.86276925045564357" table:style-name="ce38">
            <text:p>0.9</text:p>
          </table:table-cell>
          <table:table-cell office:value-type="float" office:value="0.98056024942331488" table:style-name="ce38">
            <text:p>1.0</text:p>
          </table:table-cell>
          <table:table-cell office:value-type="float" office:value="0.89298469724305107" table:style-name="ce38">
            <text:p>0.9</text:p>
          </table:table-cell>
          <table:table-cell office:value-type="float" office:value="0.93051085284081358" table:style-name="ce38">
            <text:p>0.9</text:p>
          </table:table-cell>
          <table:table-cell office:value-type="float" office:value="1.0806914002968104" table:style-name="ce38">
            <text:p>1.1</text:p>
          </table:table-cell>
          <table:table-cell office:value-type="float" office:value="0.86939642640869208" table:style-name="ce38">
            <text:p>0.9</text:p>
          </table:table-cell>
          <table:table-cell table:style-name="ce40"/>
          <table:table-cell table:number-columns-repeated="10" table:style-name="ce21"/>
          <table:table-cell table:number-columns-repeated="16357" table:style-name="ce22"/>
        </table:table-row>
        <table:table-row table:style-name="ro1">
          <table:table-cell office:value-type="string" table:style-name="ce41">
            <text:p><text:s text:c="4"/>All casualties</text:p>
          </table:table-cell>
          <table:table-cell office:value-type="float" office:value="36.943512584706546" table:style-name="ce42">
            <text:p>36.9</text:p>
          </table:table-cell>
          <table:table-cell office:value-type="float" office:value="35.082264086652195" table:style-name="ce42">
            <text:p>35.1</text:p>
          </table:table-cell>
          <table:table-cell office:value-type="float" office:value="32.464376718418762" table:style-name="ce42">
            <text:p>32.5</text:p>
          </table:table-cell>
          <table:table-cell office:value-type="float" office:value="31.267434609757547" table:style-name="ce42">
            <text:p>31.3</text:p>
          </table:table-cell>
          <table:table-cell office:value-type="float" office:value="25.911768525162248" table:style-name="ce42">
            <text:p>25.9</text:p>
          </table:table-cell>
          <table:table-cell office:value-type="float" office:value="26.303246683070526" table:style-name="ce42">
            <text:p>26.3</text:p>
          </table:table-cell>
          <table:table-cell office:value-type="float" office:value="23.298460415034178" table:style-name="ce42">
            <text:p>23.3</text:p>
          </table:table-cell>
          <table:table-cell office:value-type="float" office:value="24.578818039087796" table:style-name="ce43">
            <text:p>24.6</text:p>
          </table:table-cell>
          <table:table-cell office:value-type="float" office:value="26.124876698364154" table:style-name="ce42">
            <text:p>26.1</text:p>
          </table:table-cell>
          <table:table-cell office:value-type="float" office:value="26.415424497993001" table:style-name="ce42">
            <text:p>26.4</text:p>
          </table:table-cell>
          <table:table-cell office:value-type="float" office:value="25.459546476098211" table:style-name="ce42">
            <text:p>25.5</text:p>
          </table:table-cell>
          <table:table-cell office:value-type="float" office:value="25.158126566559037" table:style-name="ce42">
            <text:p>25.2</text:p>
          </table:table-cell>
          <table:table-cell office:value-type="float" office:value="26.436477979816686" table:style-name="ce42">
            <text:p>26.4</text:p>
          </table:table-cell>
          <table:table-cell office:value-type="float" office:value="24.140738780159634" table:style-name="ce42">
            <text:p>24.1</text:p>
          </table:table-cell>
          <table:table-cell office:value-type="float" office:value="24.063651088097725" table:style-name="ce42">
            <text:p>24.1</text:p>
          </table:table-cell>
          <table:table-cell table:style-name="ce40"/>
          <table:table-cell table:number-columns-repeated="10" table:style-name="ce21"/>
          <table:table-cell table:number-columns-repeated="16357" table:style-name="ce22"/>
        </table:table-row>
        <table:table-row table:style-name="ro3">
          <table:table-cell table:number-columns-repeated="16" table:style-name="ce44"/>
          <table:table-cell table:number-columns-repeated="11" table:style-name="ce9"/>
          <table:table-cell table:number-columns-repeated="16357" table:style-name="ce44"/>
        </table:table-row>
        <table:table-row table:style-name="ro4">
          <table:table-cell office:value-type="string" table:number-columns-spanned="16" table:number-rows-spanned="1" table:style-name="ce57">
            <text:p>Note: Due to changes in reporting systems, from 2016/17 RSSB are no longer able to isolate data relating to passenger casualties as a result of train movement. ORR data categorising passenger injury data by type of incident is currently</text:p>
            <text:p><text:s/>undergoing major revisions. This table has therefore not been updated to include 2016/17 or 2017/18 data. We will continue to review this for future publication upon the provision of further passenger casualty information.</text:p>
          </table:table-cell>
          <table:covered-table-cell table:number-columns-repeated="15"/>
          <table:table-cell table:number-columns-repeated="11" table:style-name="ce9"/>
          <table:table-cell table:number-columns-repeated="16357" table:style-name="ce44"/>
        </table:table-row>
        <table:table-row table:style-name="ro3">
          <table:table-cell table:number-columns-repeated="16" table:style-name="ce44"/>
          <table:table-cell table:number-columns-repeated="11" table:style-name="ce9"/>
          <table:table-cell table:number-columns-repeated="16357" table:style-name="ce44"/>
        </table:table-row>
        <table:table-row table:style-name="ro3">
          <table:table-cell table:style-name="ce44"/>
          <table:table-cell table:number-columns-repeated="15" table:style-name="ce8"/>
          <table:table-cell table:number-columns-repeated="11" table:style-name="ce9"/>
          <table:table-cell table:number-columns-repeated="16357" table:style-name="ce1"/>
        </table:table-row>
        <table:table-row table:style-name="ro3">
          <table:table-cell office:value-type="string" table:style-name="ce45">
            <text:p>1 Includes National Rail only.</text:p>
          </table:table-cell>
          <table:table-cell table:number-columns-repeated="15" table:style-name="ce22"/>
          <table:table-cell table:number-columns-repeated="11" table:style-name="ce21"/>
          <table:table-cell table:number-columns-repeated="16357" table:style-name="ce22"/>
        </table:table-row>
        <table:table-row table:style-name="ro3">
          <table:table-cell office:value-type="string" table:style-name="ce45">
            <text:p>2 Passenger casualties owing to train accidents and movement accidents involving people on board trains or in the act of boarding or alighting from them (see<text:s/><text:span text:style-name="T4">Notes and Definitions</text:span>).</text:p>
          </table:table-cell>
          <table:table-cell table:number-columns-repeated="6" table:style-name="ce22"/>
          <table:table-cell table:style-name="ce46"/>
          <table:table-cell table:number-columns-repeated="2" table:style-name="ce22"/>
          <table:table-cell table:number-columns-repeated="2" table:style-name="ce46"/>
          <table:table-cell table:number-columns-repeated="4" table:style-name="ce22"/>
          <table:table-cell table:number-columns-repeated="11" table:style-name="ce21"/>
          <table:table-cell table:number-columns-repeated="16357" table:style-name="ce22"/>
        </table:table-row>
        <table:table-row table:style-name="ro3">
          <table:table-cell office:value-type="string" table:style-name="ce45">
            <text:p>3 Figures up to 2008/09 only include franchised train operators, from 2009/10 they also include the non-franchised operators First Hull Trains, Grand Central and, until it ceased operating in January 2011,</text:p>
          </table:table-cell>
          <table:table-cell table:number-columns-repeated="6" table:style-name="ce22"/>
          <table:table-cell table:style-name="ce46"/>
          <table:table-cell table:number-columns-repeated="2" table:style-name="ce22"/>
          <table:table-cell table:number-columns-repeated="2" table:style-name="ce46"/>
          <table:table-cell table:number-columns-repeated="4" table:style-name="ce22"/>
          <table:table-cell table:number-columns-repeated="11" table:style-name="ce21"/>
          <table:table-cell table:number-columns-repeated="16357" table:style-name="ce22"/>
        </table:table-row>
        <table:table-row table:style-name="ro3">
          <table:table-cell office:value-type="string" table:style-name="ce45">
            <text:p><text:s text:c="4"/>Wrexham and Shropshire. This has a small impact on the totals, with these non-franchised operators making up 0.6 per cent of the total passenger kilometres in 2009/10.</text:p>
          </table:table-cell>
          <table:table-cell table:number-columns-repeated="6" table:style-name="ce22"/>
          <table:table-cell table:style-name="ce46"/>
          <table:table-cell table:number-columns-repeated="2" table:style-name="ce22"/>
          <table:table-cell table:number-columns-repeated="2" table:style-name="ce46"/>
          <table:table-cell table:number-columns-repeated="4" table:style-name="ce22"/>
          <table:table-cell table:number-columns-repeated="11" table:style-name="ce21"/>
          <table:table-cell table:number-columns-repeated="16357" table:style-name="ce22"/>
        </table:table-row>
        <table:table-row table:style-name="ro3">
          <table:table-cell table:style-name="ce45"/>
          <table:table-cell table:number-columns-repeated="9" table:style-name="ce8"/>
          <table:table-cell table:number-columns-repeated="2" table:style-name="ce46"/>
          <table:table-cell table:number-columns-repeated="3" table:style-name="ce8"/>
          <table:table-cell office:value-type="string" table:style-name="ce47">
            <text:p>Source: Rail Safety and Standards Board (RSSB)</text:p>
          </table:table-cell>
          <table:table-cell table:number-columns-repeated="11" table:style-name="ce9"/>
          <table:table-cell table:number-columns-repeated="16357" table:style-name="ce1"/>
        </table:table-row>
        <table:table-row table:style-name="ro3">
          <table:table-cell table:style-name="ce8"/>
          <table:table-cell table:style-name="ce4"/>
          <table:table-cell table:style-name="ce7"/>
          <table:table-cell table:style-name="ce48"/>
          <table:table-cell table:number-columns-repeated="6" table:style-name="ce8"/>
          <table:table-cell table:style-name="ce47"/>
          <table:table-cell table:style-name="ce8"/>
          <table:table-cell table:number-columns-repeated="3" table:style-name="ce47"/>
          <table:table-cell table:style-name="ce49"/>
          <table:table-cell table:number-columns-repeated="11" table:style-name="ce9"/>
          <table:table-cell table:number-columns-repeated="16357" table:style-name="ce1"/>
        </table:table-row>
        <table:table-row table:style-name="ro3">
          <table:table-cell table:style-name="ce8"/>
          <table:table-cell table:style-name="ce50"/>
          <table:table-cell table:style-name="ce7"/>
          <table:table-cell table:style-name="ce48"/>
          <table:table-cell table:number-columns-repeated="6" table:style-name="ce8"/>
          <table:table-cell table:style-name="ce51"/>
          <table:table-cell table:style-name="ce8"/>
          <table:table-cell table:number-columns-repeated="2" table:style-name="ce52"/>
          <table:table-cell table:style-name="ce49"/>
          <table:table-cell office:value-type="string" table:style-name="ce49">
            <text:p>Last updated: 23 November 2017</text:p>
          </table:table-cell>
          <table:table-cell table:number-columns-repeated="11" table:style-name="ce9"/>
          <table:table-cell table:number-columns-repeated="16357" table:style-name="ce1"/>
        </table:table-row>
        <table:table-row table:style-name="ro3">
          <table:table-cell table:number-columns-repeated="10" table:style-name="ce8"/>
          <table:table-cell table:style-name="ce53"/>
          <table:table-cell table:style-name="ce8"/>
          <table:table-cell table:number-columns-repeated="2" table:style-name="ce54"/>
          <table:table-cell table:style-name="ce49"/>
          <table:table-cell office:value-type="string" table:style-name="ce49">
            <text:p>Next updated: November 2018</text:p>
          </table:table-cell>
          <table:table-cell table:number-columns-repeated="11" table:style-name="ce9"/>
          <table:table-cell table:number-columns-repeated="16357" table:style-name="ce1"/>
        </table:table-row>
        <table:table-row table:style-name="ro3">
          <table:table-cell table:number-columns-repeated="10" table:style-name="ce8"/>
          <table:table-cell table:style-name="ce53"/>
          <table:table-cell table:style-name="ce8"/>
          <table:table-cell table:number-columns-repeated="2" table:style-name="ce54"/>
          <table:table-cell table:style-name="ce49"/>
          <table:table-cell office:value-type="string" table:style-name="ce49">
            <text:p>Telephone: 020 7944 2419</text:p>
          </table:table-cell>
          <table:table-cell table:number-columns-repeated="11" table:style-name="ce9"/>
          <table:table-cell table:number-columns-repeated="16357" table:style-name="ce1"/>
        </table:table-row>
        <table:table-row table:style-name="ro3">
          <table:table-cell office:value-type="string" table:style-name="ce55">
            <text:p>The figures in this table are outside the scope of National Statistics.</text:p>
          </table:table-cell>
          <table:table-cell table:number-columns-repeated="14" table:style-name="ce8"/>
          <table:table-cell office:value-type="string" table:style-name="ce49">
            <text:p>Email: rail.stats@dft.gsi.gov.uk</text:p>
          </table:table-cell>
          <table:table-cell table:number-columns-repeated="11" table:style-name="ce9"/>
          <table:table-cell table:number-columns-repeated="16357" table:style-name="ce1"/>
        </table:table-row>
        <table:table-row table:number-rows-repeated="2" table:style-name="ro3">
          <table:table-cell table:number-columns-repeated="16" table:style-name="ce8"/>
          <table:table-cell table:number-columns-repeated="11" table:style-name="ce9"/>
          <table:table-cell table:number-columns-repeated="16357" table:style-name="ce1"/>
        </table:table-row>
        <table:table-row table:number-rows-repeated="1048538" table:style-name="ro5">
          <table:table-cell table:number-columns-repeated="16384"/>
        </table:table-row>
        <table:named-expressions>
          <table:named-expression table:name="fendyear" table:expression="of:=[.#REF!]" table:base-cell-address="RAI0502.$A$1"/>
          <table:named-expression table:name="Footnotes" table:expression="of:=['file:///N:/5-29.xls'#'TIS-INDEX'.#REF!]" table:base-cell-address="RAI0502.$A$1"/>
          <table:named-expression table:name="fyear" table:expression="of:=[.#REF!]" table:base-cell-address="RAI0502.$A$1"/>
        </table:named-expressions>
      </table:table>
      <table:table table:name="'file:///C:/2005Publications/RoRo%20Q2_2005/Bulletin205draft.xls'#CommentarySA" table:style-name="ta2">
        <table:table-source xlink:href="file:///C: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1a" table:style-name="ta2">
        <table:table-source xlink:href="file:///C:/2005Publications/RoRo%20Q2_2005/Bulletin205draft.xls" table:table-name="TABLE1a" table:mode="copy-results-only"/>
        <table:table-column/>
        <table:table-row table:number-rows-repeated="7">
          <table:table-cell table:number-columns-repeated="16384"/>
        </table:table-row>
        <table:table-row>
          <table:table-cell table:number-columns-repeated="4"/>
          <table:table-cell office:value-type="float" office:value="338.98700000000002"/>
          <table:table-cell table:number-columns-repeated="7"/>
          <table:table-cell office:value-type="float" office:value="583.88400000000001"/>
          <table:table-cell table:number-columns-repeated="16371"/>
        </table:table-row>
        <table:table-row>
          <table:table-cell table:number-columns-repeated="4"/>
          <table:table-cell office:value-type="float" office:value="360.2"/>
          <table:table-cell table:number-columns-repeated="7"/>
          <table:table-cell office:value-type="float" office:value="601.20000000000005"/>
          <table:table-cell table:number-columns-repeated="16371"/>
        </table:table-row>
        <table:table-row>
          <table:table-cell table:number-columns-repeated="4"/>
          <table:table-cell office:value-type="float" office:value="373.7"/>
          <table:table-cell table:number-columns-repeated="7"/>
          <table:table-cell office:value-type="float" office:value="629.29999999999995"/>
          <table:table-cell table:number-columns-repeated="16371"/>
        </table:table-row>
        <table:table-row>
          <table:table-cell table:number-columns-repeated="4"/>
          <table:table-cell office:value-type="float" office:value="398"/>
          <table:table-cell table:number-columns-repeated="7"/>
          <table:table-cell office:value-type="float" office:value="539.4"/>
          <table:table-cell table:number-columns-repeated="16371"/>
        </table:table-row>
        <table:table-row>
          <table:table-cell table:number-columns-repeated="4"/>
          <table:table-cell office:value-type="float" office:value="453.1"/>
          <table:table-cell table:number-columns-repeated="7"/>
          <table:table-cell office:value-type="float" office:value="701.6"/>
          <table:table-cell table:number-columns-repeated="16371"/>
        </table:table-row>
        <table:table-row>
          <table:table-cell table:number-columns-repeated="4"/>
          <table:table-cell office:value-type="float" office:value="486"/>
          <table:table-cell table:number-columns-repeated="7"/>
          <table:table-cell office:value-type="float" office:value="677.4"/>
          <table:table-cell table:number-columns-repeated="16371"/>
        </table:table-row>
        <table:table-row>
          <table:table-cell table:number-columns-repeated="4"/>
          <table:table-cell office:value-type="float" office:value="531.08299999999997"/>
          <table:table-cell table:number-columns-repeated="7"/>
          <table:table-cell office:value-type="float" office:value="626.40899999999999"/>
          <table:table-cell table:number-columns-repeated="16371"/>
        </table:table-row>
        <table:table-row table:number-rows-repeated="1048562">
          <table:table-cell table:number-columns-repeated="16371"/>
        </table:table-row>
      </table:table>
      <table:table table:name="'file:///C:/2005Publications/RoRo%20Q2_2005/Bulletin205draft.xls'#TABLE1b" table:style-name="ta2">
        <table:table-source xlink:href="file:///C: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" table:style-name="ta2">
        <table:table-source xlink:href="file:///C: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" table:style-name="ta2">
        <table:table-source xlink:href="file:///C: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" table:style-name="ta2">
        <table:table-source xlink:href="file:///C: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a" table:style-name="ta2">
        <table:table-source xlink:href="file:///C: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b" table:style-name="ta2">
        <table:table-source xlink:href="file:///C: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4AL" table:style-name="ta2">
        <table:table-source xlink:href="file:///C: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/C:/2005Publications/RoRo%20Q2_2005/Bulletin205draft.xls'#TABLE4a" table:style-name="ta2">
        <table:table-source xlink:href="file:///C: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4b" table:style-name="ta2">
        <table:table-source xlink:href="file:///C: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5" table:style-name="ta2">
        <table:table-source xlink:href="file:///C: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/C:/2005Publications/RoRo%20Q2_2005/Bulletin205draft.xls'#Routes" table:style-name="ta2">
        <table:table-source xlink:href="file:///C: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" table:style-name="ta2">
        <table:table-source xlink:href="file:///C: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2" table:style-name="ta2">
        <table:table-source xlink:href="file:///C: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2" table:style-name="ta2">
        <table:table-source xlink:href="file:///C: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1" table:style-name="ta2">
        <table:table-source xlink:href="file:///C: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1" table:style-name="ta2">
        <table:table-source xlink:href="file:///C: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3" table:style-name="ta2">
        <table:table-source xlink:href="file:///C: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3" table:style-name="ta2">
        <table:table-source xlink:href="file:///C: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3" table:style-name="ta2">
        <table:table-source xlink:href="file:///C:/Documents%20and%20Settings/sweekes2/Local%20Settings/Temporary%20Internet%20Files/OLK2FA/Chapter%208/80408%20final.xls" table:table-name="19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4" table:style-name="ta2">
        <table:table-source xlink:href="file:///C:/Documents%20and%20Settings/sweekes2/Local%20Settings/Temporary%20Internet%20Files/OLK2FA/Chapter%208/80408%20final.xls" table:table-name="199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5" table:style-name="ta2">
        <table:table-source xlink:href="file:///C:/Documents%20and%20Settings/sweekes2/Local%20Settings/Temporary%20Internet%20Files/OLK2FA/Chapter%208/80408%20final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6" table:style-name="ta2">
        <table:table-source xlink:href="file:///C:/Documents%20and%20Settings/sweekes2/Local%20Settings/Temporary%20Internet%20Files/OLK2FA/Chapter%208/80408%20final.xls" table:table-name="199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7" table:style-name="ta2">
        <table:table-source xlink:href="file:///C:/Documents%20and%20Settings/sweekes2/Local%20Settings/Temporary%20Internet%20Files/OLK2FA/Chapter%208/80408%20final.xls" table:table-name="199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8" table:style-name="ta2">
        <table:table-source xlink:href="file:///C:/Documents%20and%20Settings/sweekes2/Local%20Settings/Temporary%20Internet%20Files/OLK2FA/Chapter%208/80408%20final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9" table:style-name="ta2">
        <table:table-source xlink:href="file:///C:/Documents%20and%20Settings/sweekes2/Local%20Settings/Temporary%20Internet%20Files/OLK2FA/Chapter%208/80408%20final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RAGB2000" table:style-name="ta2">
        <table:table-source xlink:href="file:///C:/Documents%20and%20Settings/sweekes2/Local%20Settings/Temporary%20Internet%20Files/OLK2FA/Chapter%208/80408%20final.xls" table:table-name="RAGB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0" table:style-name="ta2">
        <table:table-source xlink:href="file:///C:/Documents%20and%20Settings/sweekes2/Local%20Settings/Temporary%20Internet%20Files/OLK2FA/Chapter%208/80408%20final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1" table:style-name="ta2">
        <table:table-source xlink:href="file:///C:/Documents%20and%20Settings/sweekes2/Local%20Settings/Temporary%20Internet%20Files/OLK2FA/Chapter%208/80408%20final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2" table:style-name="ta2">
        <table:table-source xlink:href="file:///C:/Documents%20and%20Settings/sweekes2/Local%20Settings/Temporary%20Internet%20Files/OLK2FA/Chapter%208/80408%20final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chart(a)-1998" table:style-name="ta2">
        <table:table-source xlink:href="file:///C:/Documents%20and%20Settings/sweekes2/Local%20Settings/Temporary%20Internet%20Files/OLK2FA/Chapter%208/80408%20final.xls" table:table-name="chart(a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chart(b)-1998" table:style-name="ta2">
        <table:table-source xlink:href="file:///C:/Documents%20and%20Settings/sweekes2/Local%20Settings/Temporary%20Internet%20Files/OLK2FA/Chapter%208/80408%20final.xls" table:table-name="chart(b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4-16DATA" table:style-name="ta2">
        <table:table-source xlink:href="file:///C:/Documents%20and%20Settings/sweekes2/Local%20Settings/Temporary%20Internet%20Files/OLK2FA/Chapter%208/80408%20final.xls" table:table-name="4-16DATA" table:mode="copy-results-only"/>
        <table:table-column/>
        <table:table-row>
          <table:table-cell office:value-type="string" office:string-value="Casualties by hour of day and day of week: 1998"/>
          <table:table-cell table:number-columns-repeated="16383"/>
        </table:table-row>
        <table:table-row table:number-rows-repeated="3">
          <table:table-cell table:number-columns-repeated="16384"/>
        </table:table-row>
        <table:table-row>
          <table:table-cell table:number-columns-repeated="3"/>
          <table:table-cell office:value-type="string" office:string-value="                DAY"/>
          <table:table-cell table:number-columns-repeated="16380"/>
        </table:table-row>
        <table:table-row table:number-rows-repeated="2">
          <table:table-cell table:number-columns-repeated="16384"/>
        </table:table-row>
        <table:table-row>
          <table:table-cell table:number-columns-repeated="2"/>
          <table:table-cell office:value-type="string" office:string-value="Sat-Sun"/>
          <table:table-cell office:value-type="string" office:string-value="Mon - Fri"/>
          <table:table-cell table:number-columns-repeated="16380"/>
        </table:table-row>
        <table:table-row>
          <table:table-cell/>
          <table:table-cell office:value-type="string" office:string-value="          Average number per hour"/>
          <table:table-cell table:number-columns-repeated="16382"/>
        </table:table-row>
        <table:table-row>
          <table:table-cell office:value-type="string" office:string-value="Hour"/>
          <table:table-cell office:value-type="string" office:string-value="0"/>
          <table:table-cell table:number-columns-repeated="16382"/>
        </table:table-row>
        <table:table-row>
          <table:table-cell/>
          <table:table-cell office:value-type="string" office:string-value="1"/>
          <table:table-cell office:value-type="float" office:value="26.5288"/>
          <table:table-cell office:value-type="float" office:value="9.5172000000000008"/>
          <table:table-cell table:number-columns-repeated="16380"/>
        </table:table-row>
        <table:table-row>
          <table:table-cell/>
          <table:table-cell office:value-type="string" office:string-value="2"/>
          <table:table-cell office:value-type="float" office:value="18.961500000000001"/>
          <table:table-cell office:value-type="float" office:value="5.8505000000000003"/>
          <table:table-cell table:number-columns-repeated="16380"/>
        </table:table-row>
        <table:table-row>
          <table:table-cell/>
          <table:table-cell office:value-type="string" office:string-value="3"/>
          <table:table-cell office:value-type="float" office:value="18.269200000000001"/>
          <table:table-cell office:value-type="float" office:value="4.6858000000000004"/>
          <table:table-cell table:number-columns-repeated="16380"/>
        </table:table-row>
        <table:table-row>
          <table:table-cell/>
          <table:table-cell office:value-type="string" office:string-value="4"/>
          <table:table-cell office:value-type="float" office:value="11.298"/>
          <table:table-cell office:value-type="float" office:value="2.7892000000000001"/>
          <table:table-cell table:number-columns-repeated="16380"/>
        </table:table-row>
        <table:table-row>
          <table:table-cell/>
          <table:table-cell office:value-type="string" office:string-value="5"/>
          <table:table-cell office:value-type="float" office:value="6.0288000000000004"/>
          <table:table-cell office:value-type="float" office:value="2.6858"/>
          <table:table-cell table:number-columns-repeated="16380"/>
        </table:table-row>
        <table:table-row>
          <table:table-cell/>
          <table:table-cell office:value-type="string" office:string-value="6"/>
          <table:table-cell office:value-type="float" office:value="5.2595999999999998"/>
          <table:table-cell office:value-type="float" office:value="5.9042000000000003"/>
          <table:table-cell table:number-columns-repeated="16380"/>
        </table:table-row>
        <table:table-row>
          <table:table-cell/>
          <table:table-cell office:value-type="string" office:string-value="7"/>
          <table:table-cell office:value-type="float" office:value="7.173"/>
          <table:table-cell office:value-type="float" office:value="13.363899999999999"/>
          <table:table-cell table:number-columns-repeated="16380"/>
        </table:table-row>
        <table:table-row>
          <table:table-cell/>
          <table:table-cell office:value-type="string" office:string-value="8"/>
          <table:table-cell office:value-type="float" office:value="10.673"/>
          <table:table-cell office:value-type="float" office:value="40.6053"/>
          <table:table-cell table:number-columns-repeated="16380"/>
        </table:table-row>
        <table:table-row>
          <table:table-cell/>
          <table:table-cell office:value-type="string" office:string-value="9"/>
          <table:table-cell office:value-type="float" office:value="18.019200000000001"/>
          <table:table-cell office:value-type="float" office:value="79.245199999999997"/>
          <table:table-cell table:number-columns-repeated="16380"/>
        </table:table-row>
        <table:table-row>
          <table:table-cell/>
          <table:table-cell office:value-type="string" office:string-value="10"/>
          <table:table-cell office:value-type="float" office:value="26.6538"/>
          <table:table-cell office:value-type="float" office:value="47.524900000000002"/>
          <table:table-cell table:number-columns-repeated="16380"/>
        </table:table-row>
        <table:table-row>
          <table:table-cell/>
          <table:table-cell office:value-type="string" office:string-value="11"/>
          <table:table-cell office:value-type="float" office:value="41.461500000000001"/>
          <table:table-cell office:value-type="float" office:value="41.233699999999999"/>
          <table:table-cell table:number-columns-repeated="16380"/>
        </table:table-row>
        <table:table-row>
          <table:table-cell/>
          <table:table-cell office:value-type="string" office:string-value="12"/>
          <table:table-cell office:value-type="float" office:value="53.605699999999999"/>
          <table:table-cell office:value-type="float" office:value="45.708799999999997"/>
          <table:table-cell table:number-columns-repeated="16380"/>
        </table:table-row>
        <table:table-row>
          <table:table-cell/>
          <table:table-cell office:value-type="string" office:string-value="13"/>
          <table:table-cell office:value-type="float" office:value="61.769199999999998"/>
          <table:table-cell office:value-type="float" office:value="50.440600000000003"/>
          <table:table-cell table:number-columns-repeated="16380"/>
        </table:table-row>
        <table:table-row>
          <table:table-cell/>
          <table:table-cell office:value-type="string" office:string-value="14"/>
          <table:table-cell office:value-type="float" office:value="64.971100000000007"/>
          <table:table-cell office:value-type="float" office:value="53.8812"/>
          <table:table-cell table:number-columns-repeated="16380"/>
        </table:table-row>
        <table:table-row>
          <table:table-cell/>
          <table:table-cell office:value-type="string" office:string-value="15"/>
          <table:table-cell office:value-type="float" office:value="62.4711"/>
          <table:table-cell office:value-type="float" office:value="51.302599999999998"/>
          <table:table-cell table:number-columns-repeated="16380"/>
        </table:table-row>
        <table:table-row>
          <table:table-cell/>
          <table:table-cell office:value-type="string" office:string-value="16"/>
          <table:table-cell office:value-type="float" office:value="58.509599999999999"/>
          <table:table-cell office:value-type="float" office:value="68.800700000000006"/>
          <table:table-cell table:number-columns-repeated="16380"/>
        </table:table-row>
        <table:table-row>
          <table:table-cell/>
          <table:table-cell office:value-type="string" office:string-value="17"/>
          <table:table-cell office:value-type="float" office:value="58.663400000000003"/>
          <table:table-cell office:value-type="float" office:value="76.896500000000003"/>
          <table:table-cell table:number-columns-repeated="16380"/>
        </table:table-row>
        <table:table-row>
          <table:table-cell/>
          <table:table-cell office:value-type="string" office:string-value="18"/>
          <table:table-cell office:value-type="float" office:value="58.884599999999999"/>
          <table:table-cell office:value-type="float" office:value="84.969300000000004"/>
          <table:table-cell table:number-columns-repeated="16380"/>
        </table:table-row>
        <table:table-row>
          <table:table-cell/>
          <table:table-cell office:value-type="string" office:string-value="19"/>
          <table:table-cell office:value-type="float" office:value="50.298000000000002"/>
          <table:table-cell office:value-type="float" office:value="64.777699999999996"/>
          <table:table-cell table:number-columns-repeated="16380"/>
        </table:table-row>
        <table:table-row>
          <table:table-cell/>
          <table:table-cell office:value-type="string" office:string-value="20"/>
          <table:table-cell office:value-type="float" office:value="45.9711"/>
          <table:table-cell office:value-type="float" office:value="50.613"/>
          <table:table-cell table:number-columns-repeated="16380"/>
        </table:table-row>
        <table:table-row>
          <table:table-cell/>
          <table:table-cell office:value-type="string" office:string-value="21"/>
          <table:table-cell office:value-type="float" office:value="35.903799999999997"/>
          <table:table-cell office:value-type="float" office:value="37.390799999999999"/>
          <table:table-cell table:number-columns-repeated="16380"/>
        </table:table-row>
        <table:table-row>
          <table:table-cell/>
          <table:table-cell office:value-type="string" office:string-value="22"/>
          <table:table-cell office:value-type="float" office:value="28.875"/>
          <table:table-cell office:value-type="float" office:value="30.662800000000001"/>
          <table:table-cell table:number-columns-repeated="16380"/>
        </table:table-row>
        <table:table-row>
          <table:table-cell/>
          <table:table-cell office:value-type="string" office:string-value="23"/>
          <table:table-cell office:value-type="float" office:value="26.067299999999999"/>
          <table:table-cell office:value-type="float" office:value="25.823699999999999"/>
          <table:table-cell table:number-columns-repeated="16380"/>
        </table:table-row>
        <table:table-row table:number-rows-repeated="3">
          <table:table-cell table:number-columns-repeated="16384"/>
        </table:table-row>
        <table:table-row>
          <table:table-cell table:number-columns-repeated="22"/>
          <table:table-cell office:value-type="float" office:value="30.375"/>
          <table:table-cell office:value-type="float" office:value="10.827586206896552"/>
          <table:table-cell table:number-columns-repeated="16360"/>
        </table:table-row>
        <table:table-row>
          <table:table-cell table:number-columns-repeated="22"/>
          <table:table-cell office:value-type="float" office:value="21.625"/>
          <table:table-cell office:value-type="float" office:value="6.3678160919540234"/>
          <table:table-cell table:number-columns-repeated="16360"/>
        </table:table-row>
        <table:table-row>
          <table:table-cell table:number-columns-repeated="22"/>
          <table:table-cell office:value-type="float" office:value="19.71153846153846"/>
          <table:table-cell office:value-type="float" office:value="4.5747126436781613"/>
          <table:table-cell table:number-columns-repeated="16360"/>
        </table:table-row>
        <table:table-row>
          <table:table-cell table:number-columns-repeated="22"/>
          <table:table-cell office:value-type="float" office:value="7.9038461538461542"/>
          <table:table-cell office:value-type="float" office:value="3.0957854406130267"/>
          <table:table-cell table:number-columns-repeated="16360"/>
        </table:table-row>
        <table:table-row>
          <table:table-cell table:number-columns-repeated="22"/>
          <table:table-cell office:value-type="float" office:value="5.0480769230769234"/>
          <table:table-cell office:value-type="float" office:value="2.6896551724137931"/>
          <table:table-cell table:number-columns-repeated="16360"/>
        </table:table-row>
        <table:table-row>
          <table:table-cell table:number-columns-repeated="22"/>
          <table:table-cell office:value-type="float" office:value="5.4711538461538458"/>
          <table:table-cell office:value-type="float" office:value="5.0613026819923368"/>
          <table:table-cell table:number-columns-repeated="16360"/>
        </table:table-row>
        <table:table-row>
          <table:table-cell table:number-columns-repeated="22"/>
          <table:table-cell office:value-type="float" office:value="7.5769230769230766"/>
          <table:table-cell office:value-type="float" office:value="11.984674329501916"/>
          <table:table-cell table:number-columns-repeated="16360"/>
        </table:table-row>
        <table:table-row>
          <table:table-cell table:number-columns-repeated="22"/>
          <table:table-cell office:value-type="float" office:value="11.961538461538462"/>
          <table:table-cell office:value-type="float" office:value="37.712643678160923"/>
          <table:table-cell table:number-columns-repeated="16360"/>
        </table:table-row>
        <table:table-row>
          <table:table-cell table:number-columns-repeated="22"/>
          <table:table-cell office:value-type="float" office:value="18.692307692307693"/>
          <table:table-cell office:value-type="float" office:value="68.337164750957854"/>
          <table:table-cell table:number-columns-repeated="16360"/>
        </table:table-row>
        <table:table-row>
          <table:table-cell table:number-columns-repeated="22"/>
          <table:table-cell office:value-type="float" office:value="26.432692307692307"/>
          <table:table-cell office:value-type="float" office:value="42.896551724137929"/>
          <table:table-cell table:number-columns-repeated="16360"/>
        </table:table-row>
        <table:table-row>
          <table:table-cell table:number-columns-repeated="22"/>
          <table:table-cell office:value-type="float" office:value="38.105769230769234"/>
          <table:table-cell office:value-type="float" office:value="38.601532567049809"/>
          <table:table-cell table:number-columns-repeated="16360"/>
        </table:table-row>
        <table:table-row>
          <table:table-cell table:number-columns-repeated="22"/>
          <table:table-cell office:value-type="float" office:value="50.644230769230766"/>
          <table:table-cell office:value-type="float" office:value="43.52873563218391"/>
          <table:table-cell table:number-columns-repeated="16360"/>
        </table:table-row>
        <table:table-row>
          <table:table-cell table:number-columns-repeated="22"/>
          <table:table-cell office:value-type="float" office:value="56.08653846153846"/>
          <table:table-cell office:value-type="float" office:value="48.842911877394634"/>
          <table:table-cell table:number-columns-repeated="16360"/>
        </table:table-row>
        <table:table-row>
          <table:table-cell table:number-columns-repeated="22"/>
          <table:table-cell office:value-type="float" office:value="56.067307692307693"/>
          <table:table-cell office:value-type="float" office:value="47.689655172413794"/>
          <table:table-cell table:number-columns-repeated="16360"/>
        </table:table-row>
        <table:table-row>
          <table:table-cell table:number-columns-repeated="22"/>
          <table:table-cell office:value-type="float" office:value="57.634615384615387"/>
          <table:table-cell office:value-type="float" office:value="46.191570881226056"/>
          <table:table-cell table:number-columns-repeated="16360"/>
        </table:table-row>
        <table:table-row>
          <table:table-cell table:number-columns-repeated="22"/>
          <table:table-cell office:value-type="float" office:value="58.394230769230766"/>
          <table:table-cell office:value-type="float" office:value="61.697318007662837"/>
          <table:table-cell table:number-columns-repeated="16360"/>
        </table:table-row>
        <table:table-row>
          <table:table-cell table:number-columns-repeated="22"/>
          <table:table-cell office:value-type="float" office:value="57.57692307692308"/>
          <table:table-cell office:value-type="float" office:value="71.306513409961681"/>
          <table:table-cell table:number-columns-repeated="16360"/>
        </table:table-row>
        <table:table-row>
          <table:table-cell table:number-columns-repeated="22"/>
          <table:table-cell office:value-type="float" office:value="57.730769230769234"/>
          <table:table-cell office:value-type="float" office:value="77.94252873563218"/>
          <table:table-cell table:number-columns-repeated="16360"/>
        </table:table-row>
        <table:table-row>
          <table:table-cell table:number-columns-repeated="22"/>
          <table:table-cell office:value-type="float" office:value="48.192307692307693"/>
          <table:table-cell office:value-type="float" office:value="56.931034482758619"/>
          <table:table-cell table:number-columns-repeated="16360"/>
        </table:table-row>
        <table:table-row>
          <table:table-cell table:number-columns-repeated="22"/>
          <table:table-cell office:value-type="float" office:value="45.596153846153847"/>
          <table:table-cell office:value-type="float" office:value="49.486590038314176"/>
          <table:table-cell table:number-columns-repeated="16360"/>
        </table:table-row>
        <table:table-row>
          <table:table-cell table:number-columns-repeated="22"/>
          <table:table-cell office:value-type="float" office:value="39.78846153846154"/>
          <table:table-cell office:value-type="float" office:value="38.716475095785441"/>
          <table:table-cell table:number-columns-repeated="16360"/>
        </table:table-row>
        <table:table-row>
          <table:table-cell table:number-columns-repeated="22"/>
          <table:table-cell office:value-type="float" office:value="31.557692307692307"/>
          <table:table-cell office:value-type="float" office:value="33.540229885057471"/>
          <table:table-cell table:number-columns-repeated="16360"/>
        </table:table-row>
        <table:table-row>
          <table:table-cell table:number-columns-repeated="22"/>
          <table:table-cell office:value-type="float" office:value="28.73076923076923"/>
          <table:table-cell office:value-type="float" office:value="28.509578544061302"/>
          <table:table-cell table:number-columns-repeated="16360"/>
        </table:table-row>
        <table:table-row>
          <table:table-cell table:number-columns-repeated="22"/>
          <table:table-cell office:value-type="float" office:value="39.403846153846153"/>
          <table:table-cell office:value-type="float" office:value="29.195402298850574"/>
          <table:table-cell table:number-columns-repeated="16360"/>
        </table:table-row>
        <table:table-row table:number-rows-repeated="1048516">
          <table:table-cell table:number-columns-repeated="16360"/>
        </table:table-row>
      </table:table>
      <table:table table:name="'file:///C:/Documents%20and%20Settings/sweekes2/Local%20Settings/Temporary%20Internet%20Files/OLK2FA/Chapter%208/80408%20final.xls'#TIS-INDEX" table:style-name="ta2">
        <table:table-source xlink:href="file:///C:/Documents%20and%20Settings/sweekes2/Local%20Settings/Temporary%20Internet%20Files/OLK2FA/Chapter%208/80408%20final.xls" table:table-name="TIS-INDEX" table:mode="copy-results-only"/>
        <table:table-column/>
        <table:table-row table:number-rows-repeated="41">
          <table:table-cell table:number-columns-repeated="16384"/>
        </table:table-row>
        <table:table-row>
          <table:table-cell office:value-type="string" office:string-value="(b) weekends"/>
          <table:table-cell table:number-columns-repeated="16383"/>
        </table:table-row>
        <table:table-row table:number-rows-repeated="1048534">
          <table:table-cell table:number-columns-repeated="16383"/>
        </table:table-row>
      </table:table>
      <table:table table:name="'file:///C:/Documents%20and%20Settings/sweekes2/Local%20Settings/Temporary%20Internet%20Files/OLK2FA/Chapter%208/80408%20final.xls'#1999_Chart" table:style-name="ta2">
        <table:table-source xlink:href="file:///C:/Documents%20and%20Settings/sweekes2/Local%20Settings/Temporary%20Internet%20Files/OLK2FA/Chapter%208/80408%20final.xls" table:table-name="1999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0_Chart" table:style-name="ta2">
        <table:table-source xlink:href="file:///C:/Documents%20and%20Settings/sweekes2/Local%20Settings/Temporary%20Internet%20Files/OLK2FA/Chapter%208/80408%20final.xls" table:table-name="2000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1_Chart" table:style-name="ta2">
        <table:table-source xlink:href="file:///C:/Documents%20and%20Settings/sweekes2/Local%20Settings/Temporary%20Internet%20Files/OLK2FA/Chapter%208/80408%20final.xls" table:table-name="2001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8_4" table:style-name="ta2">
        <table:table-source xlink:href="file:///C:/Documents%20and%20Settings/sweekes2/Local%20Settings/Temporary%20Internet%20Files/OLK2FA/Chapter%208/80408%20final.xls" table:table-name="8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RAWDATA" table:style-name="ta2">
        <table:table-source xlink:href="file:///C:/Documents%20and%20Settings/sweekes2/Local%20Settings/Temporary%20Internet%20Files/OLK2FA/Chapter%208/80408%20final.xls" table:table-name="RAW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Alternate_Publish" table:style-name="ta2">
        <table:table-source xlink:href="file:///C:/Documents%20and%20Settings/sweekes2/Local%20Settings/Temporary%20Internet%20Files/OLK2FA/Chapter%208/80408%20final.xls" table:table-name="Alternate_Publis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Grapher" table:style-name="ta2">
        <table:table-source xlink:href="file:///C:/Documents%20and%20Settings/sweekes2/Local%20Settings/Temporary%20Internet%20Files/OLK2FA/Chapter%208/80408%20final.xls" table:table-name="Graph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9_Chart2" table:style-name="ta2">
        <table:table-source xlink:href="file:///C:/Documents%20and%20Settings/sweekes2/Local%20Settings/Temporary%20Internet%20Files/OLK2FA/Chapter%208/80408%20final.xls" table:table-name="1999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0_Chart2" table:style-name="ta2">
        <table:table-source xlink:href="file:///C:/Documents%20and%20Settings/sweekes2/Local%20Settings/Temporary%20Internet%20Files/OLK2FA/Chapter%208/80408%20final.xls" table:table-name="2000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1_Chart2" table:style-name="ta2">
        <table:table-source xlink:href="file:///C:/Documents%20and%20Settings/sweekes2/Local%20Settings/Temporary%20Internet%20Files/OLK2FA/Chapter%208/80408%20final.xls" table:table-name="2001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8_42" table:style-name="ta2">
        <table:table-source xlink:href="file:///C:/Documents%20and%20Settings/sweekes2/Local%20Settings/Temporary%20Internet%20Files/OLK2FA/Chapter%208/80408%20final.xls" table:table-name="8_4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Alternate_Publish2" table:style-name="ta2">
        <table:table-source xlink:href="file:///C:/Documents%20and%20Settings/sweekes2/Local%20Settings/Temporary%20Internet%20Files/OLK2FA/Chapter%208/80408%20final.xls" table:table-name="Alternate_Publish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9_Chart1" table:style-name="ta2">
        <table:table-source xlink:href="file:///C:/Documents%20and%20Settings/sweekes2/Local%20Settings/Temporary%20Internet%20Files/OLK2FA/Chapter%208/80408%20final.xls" table:table-name="1999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0_Chart1" table:style-name="ta2">
        <table:table-source xlink:href="file:///C:/Documents%20and%20Settings/sweekes2/Local%20Settings/Temporary%20Internet%20Files/OLK2FA/Chapter%208/80408%20final.xls" table:table-name="2000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1_Chart1" table:style-name="ta2">
        <table:table-source xlink:href="file:///C:/Documents%20and%20Settings/sweekes2/Local%20Settings/Temporary%20Internet%20Files/OLK2FA/Chapter%208/80408%20final.xls" table:table-name="2001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8_41" table:style-name="ta2">
        <table:table-source xlink:href="file:///C:/Documents%20and%20Settings/sweekes2/Local%20Settings/Temporary%20Internet%20Files/OLK2FA/Chapter%208/80408%20final.xls" table:table-name="8_4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Alternate_Publish1" table:style-name="ta2">
        <table:table-source xlink:href="file:///C:/Documents%20and%20Settings/sweekes2/Local%20Settings/Temporary%20Internet%20Files/OLK2FA/Chapter%208/80408%20final.xls" table:table-name="Alternate_Publish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9_Chart3" table:style-name="ta2">
        <table:table-source xlink:href="file:///C:/Documents%20and%20Settings/sweekes2/Local%20Settings/Temporary%20Internet%20Files/OLK2FA/Chapter%208/80408%20final.xls" table:table-name="1999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0_Chart3" table:style-name="ta2">
        <table:table-source xlink:href="file:///C:/Documents%20and%20Settings/sweekes2/Local%20Settings/Temporary%20Internet%20Files/OLK2FA/Chapter%208/80408%20final.xls" table:table-name="2000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1_Chart3" table:style-name="ta2">
        <table:table-source xlink:href="file:///C:/Documents%20and%20Settings/sweekes2/Local%20Settings/Temporary%20Internet%20Files/OLK2FA/Chapter%208/80408%20final.xls" table:table-name="2001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8_43" table:style-name="ta2">
        <table:table-source xlink:href="file:///C:/Documents%20and%20Settings/sweekes2/Local%20Settings/Temporary%20Internet%20Files/OLK2FA/Chapter%208/80408%20final.xls" table:table-name="8_4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Alternate_Publish3" table:style-name="ta2">
        <table:table-source xlink:href="file:///C:/Documents%20and%20Settings/sweekes2/Local%20Settings/Temporary%20Internet%20Files/OLK2FA/Chapter%208/80408%20final.xls" table:table-name="Alternate_Publish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CommentarySA" table:style-name="ta2">
        <table:table-source xlink:href="file:///C: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1a" table:style-name="ta2">
        <table:table-source xlink:href="file:///C: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1b" table:style-name="ta2">
        <table:table-source xlink:href="file:///C: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2" table:style-name="ta2">
        <table:table-source xlink:href="file:///C: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" table:style-name="ta2">
        <table:table-source xlink:href="file:///C: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a" table:style-name="ta2">
        <table:table-source xlink:href="file:///C: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b" table:style-name="ta2">
        <table:table-source xlink:href="file:///C: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AL" table:style-name="ta2">
        <table:table-source xlink:href="file:///C: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a" table:style-name="ta2">
        <table:table-source xlink:href="file:///C: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b" table:style-name="ta2">
        <table:table-source xlink:href="file:///C: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5" table:style-name="ta2">
        <table:table-source xlink:href="file:///C: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3" table:style-name="ta2">
        <table:table-source xlink:href="file:///C:/Documents%20and%20Settings/sweekes2/Local%20Settings/Temporary%20Internet%20Files/OLK2FA/Chapter%208/80407%20.xls" table:table-name="19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4" table:style-name="ta2">
        <table:table-source xlink:href="file:///C:/Documents%20and%20Settings/sweekes2/Local%20Settings/Temporary%20Internet%20Files/OLK2FA/Chapter%208/80407%20.xls" table:table-name="199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5" table:style-name="ta2">
        <table:table-source xlink:href="file:///C:/Documents%20and%20Settings/sweekes2/Local%20Settings/Temporary%20Internet%20Files/OLK2FA/Chapter%208/80407%20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6" table:style-name="ta2">
        <table:table-source xlink:href="file:///C:/Documents%20and%20Settings/sweekes2/Local%20Settings/Temporary%20Internet%20Files/OLK2FA/Chapter%208/80407%20.xls" table:table-name="199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7" table:style-name="ta2">
        <table:table-source xlink:href="file:///C:/Documents%20and%20Settings/sweekes2/Local%20Settings/Temporary%20Internet%20Files/OLK2FA/Chapter%208/80407%20.xls" table:table-name="199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8" table:style-name="ta2">
        <table:table-source xlink:href="file:///C:/Documents%20and%20Settings/sweekes2/Local%20Settings/Temporary%20Internet%20Files/OLK2FA/Chapter%208/80407%20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9" table:style-name="ta2">
        <table:table-source xlink:href="file:///C:/Documents%20and%20Settings/sweekes2/Local%20Settings/Temporary%20Internet%20Files/OLK2FA/Chapter%208/80407%20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RAGB2000" table:style-name="ta2">
        <table:table-source xlink:href="file:///C:/Documents%20and%20Settings/sweekes2/Local%20Settings/Temporary%20Internet%20Files/OLK2FA/Chapter%208/80407%20.xls" table:table-name="RAGB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0" table:style-name="ta2">
        <table:table-source xlink:href="file:///C:/Documents%20and%20Settings/sweekes2/Local%20Settings/Temporary%20Internet%20Files/OLK2FA/Chapter%208/80407%20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1" table:style-name="ta2">
        <table:table-source xlink:href="file:///C:/Documents%20and%20Settings/sweekes2/Local%20Settings/Temporary%20Internet%20Files/OLK2FA/Chapter%208/80407%20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2" table:style-name="ta2">
        <table:table-source xlink:href="file:///C:/Documents%20and%20Settings/sweekes2/Local%20Settings/Temporary%20Internet%20Files/OLK2FA/Chapter%208/80407%20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chart(a)-1998" table:style-name="ta2">
        <table:table-source xlink:href="file:///C:/Documents%20and%20Settings/sweekes2/Local%20Settings/Temporary%20Internet%20Files/OLK2FA/Chapter%208/80407%20.xls" table:table-name="chart(a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chart(b)-1998" table:style-name="ta2">
        <table:table-source xlink:href="file:///C:/Documents%20and%20Settings/sweekes2/Local%20Settings/Temporary%20Internet%20Files/OLK2FA/Chapter%208/80407%20.xls" table:table-name="chart(b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4-16DATA" table:style-name="ta2">
        <table:table-source xlink:href="file:///C:/Documents%20and%20Settings/sweekes2/Local%20Settings/Temporary%20Internet%20Files/OLK2FA/Chapter%208/80407%20.xls" table:table-name="4-16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TIS-INDEX" table:style-name="ta2">
        <table:table-source xlink:href="file:///C:/Documents%20and%20Settings/sweekes2/Local%20Settings/Temporary%20Internet%20Files/OLK2FA/Chapter%208/80407%20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9_Chart" table:style-name="ta2">
        <table:table-source xlink:href="file:///C:/Documents%20and%20Settings/sweekes2/Local%20Settings/Temporary%20Internet%20Files/OLK2FA/Chapter%208/80407%20.xls" table:table-name="1999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0_Chart" table:style-name="ta2">
        <table:table-source xlink:href="file:///C:/Documents%20and%20Settings/sweekes2/Local%20Settings/Temporary%20Internet%20Files/OLK2FA/Chapter%208/80407%20.xls" table:table-name="2000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1_Chart" table:style-name="ta2">
        <table:table-source xlink:href="file:///C:/Documents%20and%20Settings/sweekes2/Local%20Settings/Temporary%20Internet%20Files/OLK2FA/Chapter%208/80407%20.xls" table:table-name="2001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Alternate_Publish" table:style-name="ta2">
        <table:table-source xlink:href="file:///C:/Documents%20and%20Settings/sweekes2/Local%20Settings/Temporary%20Internet%20Files/OLK2FA/Chapter%208/80407%20.xls" table:table-name="Alternate_Publis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RAWDATA" table:style-name="ta2">
        <table:table-source xlink:href="file:///C:/Documents%20and%20Settings/sweekes2/Local%20Settings/Temporary%20Internet%20Files/OLK2FA/Chapter%208/80407%20.xls" table:table-name="RAW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Grapher" table:style-name="ta2">
        <table:table-source xlink:href="file:///C:/Documents%20and%20Settings/sweekes2/Local%20Settings/Temporary%20Internet%20Files/OLK2FA/Chapter%208/80407%20.xls" table:table-name="Graph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9_Chart2" table:style-name="ta2">
        <table:table-source xlink:href="file:///C:/Documents%20and%20Settings/sweekes2/Local%20Settings/Temporary%20Internet%20Files/OLK2FA/Chapter%208/80407%20.xls" table:table-name="1999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0_Chart2" table:style-name="ta2">
        <table:table-source xlink:href="file:///C:/Documents%20and%20Settings/sweekes2/Local%20Settings/Temporary%20Internet%20Files/OLK2FA/Chapter%208/80407%20.xls" table:table-name="2000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1_Chart2" table:style-name="ta2">
        <table:table-source xlink:href="file:///C:/Documents%20and%20Settings/sweekes2/Local%20Settings/Temporary%20Internet%20Files/OLK2FA/Chapter%208/80407%20.xls" table:table-name="2001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Alternate_Publish2" table:style-name="ta2">
        <table:table-source xlink:href="file:///C:/Documents%20and%20Settings/sweekes2/Local%20Settings/Temporary%20Internet%20Files/OLK2FA/Chapter%208/80407%20.xls" table:table-name="Alternate_Publish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9_Chart1" table:style-name="ta2">
        <table:table-source xlink:href="file:///C:/Documents%20and%20Settings/sweekes2/Local%20Settings/Temporary%20Internet%20Files/OLK2FA/Chapter%208/80407%20.xls" table:table-name="1999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0_Chart1" table:style-name="ta2">
        <table:table-source xlink:href="file:///C:/Documents%20and%20Settings/sweekes2/Local%20Settings/Temporary%20Internet%20Files/OLK2FA/Chapter%208/80407%20.xls" table:table-name="2000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1_Chart1" table:style-name="ta2">
        <table:table-source xlink:href="file:///C:/Documents%20and%20Settings/sweekes2/Local%20Settings/Temporary%20Internet%20Files/OLK2FA/Chapter%208/80407%20.xls" table:table-name="2001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Alternate_Publish1" table:style-name="ta2">
        <table:table-source xlink:href="file:///C:/Documents%20and%20Settings/sweekes2/Local%20Settings/Temporary%20Internet%20Files/OLK2FA/Chapter%208/80407%20.xls" table:table-name="Alternate_Publish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9_Chart3" table:style-name="ta2">
        <table:table-source xlink:href="file:///C:/Documents%20and%20Settings/sweekes2/Local%20Settings/Temporary%20Internet%20Files/OLK2FA/Chapter%208/80407%20.xls" table:table-name="1999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0_Chart3" table:style-name="ta2">
        <table:table-source xlink:href="file:///C:/Documents%20and%20Settings/sweekes2/Local%20Settings/Temporary%20Internet%20Files/OLK2FA/Chapter%208/80407%20.xls" table:table-name="2000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1_Chart3" table:style-name="ta2">
        <table:table-source xlink:href="file:///C:/Documents%20and%20Settings/sweekes2/Local%20Settings/Temporary%20Internet%20Files/OLK2FA/Chapter%208/80407%20.xls" table:table-name="2001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Alternate_Publish3" table:style-name="ta2">
        <table:table-source xlink:href="file:///C:/Documents%20and%20Settings/sweekes2/Local%20Settings/Temporary%20Internet%20Files/OLK2FA/Chapter%208/80407%20.xls" table:table-name="Alternate_Publish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SGB1998/SECTION1/1-13-98.XLS'#TIS-INDEX" table:style-name="ta2">
        <table:table-source xlink:href="file:///C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file:///N:/5-29.xls'#TIS-INDEX" table:style-name="ta2">
        <table:table-source xlink:href="file:///N:/5-29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5-29.xls'#Admin" table:style-name="ta2">
        <table:table-source xlink:href="file:///N:/5-29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5-29.xls'#Selector" table:style-name="ta2">
        <table:table-source xlink:href="file:///N:/5-29.xls" table:table-name="Selector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\0" table:cell-range-address="'file:///C:/2005Publications/RoRo%20Q2_2005/Bulletin205draft.xls'#TABLE1a.$U$1:TABLE1a.$U$7" table:base-cell-address="RAI0502.$A$1"/>
        <table:named-range table:name="\p" table:cell-range-address="'file:///C:/2005Publications/RoRo%20Q2_2005/Bulletin205draft.xls'#TABLE1a.$P$1" table:base-cell-address="RAI0502.$A$1"/>
        <table:named-range table:name="\t" table:cell-range-address="'file:///C:/2005Publications/RoRo%20Q2_2005/Bulletin205draft.xls'#TABLE1a.$U$3" table:base-cell-address="RAI0502.$A$1"/>
        <table:named-expression table:name="_1.2__Average_distance_travelled_by_mode_of_travel__1975_76__1985_86_and_1993_95" table:expression="of:=[.#REF!]" table:base-cell-address="RAI0502.$A$1"/>
        <table:named-expression table:name="_1981" table:expression="of:=[.#REF!]" table:base-cell-address="RAI0502.$A$1"/>
        <table:named-range table:name="_1991" table:cell-range-address="'file:///C:/Documents%20and%20Settings/sweekes2/Local%20Settings/Temporary%20Internet%20Files/OLK2FA/Chapter%208/80408%20final.xls'#4-16DATA.$W$37:4-16DATA.$X$60" table:base-cell-address="RAI0502.$A$1"/>
        <table:named-expression table:name="activeCell" table:expression="of:=[.#REF!]" table:base-cell-address="RAI0502.$A$1"/>
        <table:named-expression table:name="ALL" table:expression="of:=#N/A" table:base-cell-address="RAI0502.$A$1"/>
        <table:named-range table:name="ANNBELGIUM" table:cell-range-address="'file:///C:/2005Publications/RoRo%20Q2_2005/Bulletin205draft.xls'#TABLE5.$D$5:TABLE5.$D$12" table:base-cell-address="RAI0502.$A$1"/>
        <table:named-range table:name="ANNDVR" table:cell-range-address="'file:///C:/2005Publications/RoRo%20Q2_2005/Bulletin205draft.xls'#TABLE4AL.$D$6:TABLE4AL.$D$12" table:base-cell-address="RAI0502.$A$1"/>
        <table:named-range table:name="ANNENG" table:cell-range-address="'file:///C:/2005Publications/RoRo%20Q2_2005/Bulletin205draft.xls'#TABLE4AL.$F$6:TABLE4AL.$F$12" table:base-cell-address="RAI0502.$A$1"/>
        <table:named-range table:name="ANNFORIEGN" table:cell-range-address="'file:///C:/2005Publications/RoRo%20Q2_2005/Bulletin205draft.xls'#TABLE1a.$P$37" table:base-cell-address="RAI0502.$A$1"/>
        <table:named-range table:name="ANNFRANCE" table:cell-range-address="'file:///C:/2005Publications/RoRo%20Q2_2005/Bulletin205draft.xls'#TABLE5.$B$5:TABLE5.$B$12" table:base-cell-address="RAI0502.$A$1"/>
        <table:named-range table:name="ANNL" table:cell-range-address="'file:///C:/2005Publications/RoRo%20Q2_2005/Bulletin205draft.xls'#TABLE5.$F$5:TABLE5.$F$12" table:base-cell-address="RAI0502.$A$1"/>
        <table:named-range table:name="ANNOTHER" table:cell-range-address="'file:///C:/2005Publications/RoRo%20Q2_2005/Bulletin205draft.xls'#TABLE5.$J$5:TABLE5.$J$12" table:base-cell-address="RAI0502.$A$1"/>
        <table:named-range table:name="ANNSE" table:cell-range-address="'file:///C:/2005Publications/RoRo%20Q2_2005/Bulletin205draft.xls'#TABLE4AL.$B$6:TABLE4AL.$B$12" table:base-cell-address="RAI0502.$A$1"/>
        <table:named-expression table:name="ANNUAL" table:expression="of:=[.#REF!]" table:base-cell-address="RAI0502.$A$1"/>
        <table:named-range table:name="ANNUK" table:cell-range-address="'file:///C:/2005Publications/RoRo%20Q2_2005/Bulletin205draft.xls'#TABLE1a.$E$8:TABLE1a.$E$14" table:base-cell-address="RAI0502.$A$1"/>
        <table:named-range table:name="ANNUT" table:cell-range-address="'file:///C:/2005Publications/RoRo%20Q2_2005/Bulletin205draft.xls'#TABLE1a.$M$8:TABLE1a.$M$14" table:base-cell-address="RAI0502.$A$1"/>
        <table:named-expression table:name="BARQTR" table:expression="of:=[.#REF!]" table:base-cell-address="RAI0502.$A$1"/>
        <table:named-expression table:name="BELGIUM" table:expression="of:=[.#REF!]" table:base-cell-address="RAI0502.$A$1"/>
        <table:named-expression table:name="BULL" table:expression="of:=#N/A" table:base-cell-address="RAI0502.$A$1"/>
        <table:named-range table:name="CAMARA" table:cell-range-address="'file:///C:/2005Publications/RoRo%20Q2_2005/Bulletin205draft.xls'#TABLE1a.$P$4" table:base-cell-address="RAI0502.$A$1"/>
        <table:named-expression table:name="CategoryTitle" table:expression="of:=[.#REF!]" table:base-cell-address="RAI0502.$A$1"/>
        <table:named-range table:name="CLONE" table:cell-range-address="'file:///C:/2005Publications/RoRo%20Q2_2005/Bulletin205draft.xls'#TABLE1a.$P$6" table:base-cell-address="RAI0502.$A$1"/>
        <table:named-expression table:name="DEFLATOR" table:expression="of:=[.#REF!]" table:base-cell-address="RAI0502.$A$1"/>
        <table:named-expression table:name="dgdsfyh" table:expression="of:=[.#REF!]" table:base-cell-address="RAI0502.$A$1"/>
        <table:named-expression table:name="DK" table:expression="of:=[.#REF!]" table:base-cell-address="RAI0502.$A$1"/>
        <table:named-expression table:name="DNK_D" table:expression="of:=[.#REF!]" table:base-cell-address="RAI0502.$A$1"/>
        <table:named-expression table:name="DOVER" table:expression="of:=#N/A" table:base-cell-address="RAI0502.$A$1"/>
        <table:named-expression table:name="EIRE" table:expression="of:=[.#REF!]" table:base-cell-address="RAI0502.$A$1"/>
        <table:named-expression table:name="ENGLISH" table:expression="of:=#N/A" table:base-cell-address="RAI0502.$A$1"/>
        <table:named-expression table:name="fbegyear" table:expression="of:=[.#REF!]" table:base-cell-address="RAI0502.$A$1"/>
        <table:named-expression table:name="fendyear" table:expression="of:=[.#REF!]" table:base-cell-address="RAI0502.$A$1"/>
        <table:named-expression table:name="FL" table:expression="of:=[.#REF!]" table:base-cell-address="RAI0502.$A$1"/>
        <table:named-expression table:name="Footnotes" table:expression="of:=[.#REF!]" table:base-cell-address="RAI0502.$A$1"/>
        <table:named-range table:name="FOREIGN" table:cell-range-address="'file:///C:/2005Publications/RoRo%20Q2_2005/Bulletin205draft.xls'#TABLE1a.$P$38:TABLE1a.$P$52" table:base-cell-address="RAI0502.$A$1"/>
        <table:named-expression table:name="FRANCE" table:expression="of:=[.#REF!]" table:base-cell-address="RAI0502.$A$1"/>
        <table:named-expression table:name="fyear" table:expression="of:=[.#REF!]" table:base-cell-address="RAI0502.$A$1"/>
        <table:named-expression table:name="GERMANY" table:expression="of:=[.#REF!]" table:base-cell-address="RAI0502.$A$1"/>
        <table:named-expression table:name="GraphData" table:expression="of:=['file:///C:/TSGB1998/SECTION1/1-13-98.XLS'#'TIS-INDEX'.$B$13:.$Q$44]~['file:///C:/TSGB1998/SECTION1/1-13-98.XLS'#'TIS-INDEX'.$E$9:.$R$9]" table:base-cell-address="RAI0502.$A$1"/>
        <table:named-expression table:name="GraphTitle" table:expression="of:=[.#REF!]" table:base-cell-address="RAI0502.$A$1"/>
        <table:named-expression table:name="ITALY" table:expression="of:=[.#REF!]" table:base-cell-address="RAI0502.$A$1"/>
        <table:named-expression table:name="MON_FRI" table:expression="of:=['file:///C:/Documents%20and%20Settings/sweekes2/Local%20Settings/Temporary%20Internet%20Files/OLK2FA/Chapter%208/80407%20.xls'#'4-16DATA'.#REF!]" table:base-cell-address="RAI0502.$A$1"/>
        <table:named-expression table:name="NLS" table:expression="of:=[.#REF!]" table:base-cell-address="RAI0502.$A$1"/>
        <table:named-expression table:name="NONEC" table:expression="of:=[.#REF!]" table:base-cell-address="RAI0502.$A$1"/>
        <table:named-expression table:name="NORTHSEA" table:expression="of:=#N/A" table:base-cell-address="RAI0502.$A$1"/>
        <table:named-expression table:name="OldData" table:expression="of:=[.#REF!]" table:base-cell-address="RAI0502.$A$1"/>
        <table:named-expression table:name="OTHER" table:expression="of:=#N/A" table:base-cell-address="RAI0502.$A$1"/>
        <table:named-expression table:name="OTHEREC" table:expression="of:=[.#REF!]" table:base-cell-address="RAI0502.$A$1"/>
        <table:named-expression table:name="PIE" table:expression="of:=[.#REF!]" table:base-cell-address="RAI0502.$A$1"/>
        <table:named-expression table:name="Print_Area" table:expression="of:=[.#REF!]" table:base-cell-address="RAI0502.$A$1"/>
        <table:named-range table:name="Print_Area_MI" table:cell-range-address="'file:///C:/Documents%20and%20Settings/sweekes2/Local%20Settings/Temporary%20Internet%20Files/OLK2FA/Chapter%208/80408%20final.xls'#4-16DATA.$A$1:4-16DATA.$G$33" table:base-cell-address="RAI0502.$A$1"/>
        <table:named-expression table:name="PUBLISH_Print_Area" table:expression="of:=[.#REF!]" table:base-cell-address="RAI0502.$A$1"/>
        <table:named-expression table:name="PUBLISH1998_Print_Area" table:expression="of:=[.#REF!]" table:base-cell-address="RAI0502.$A$1"/>
        <table:named-expression table:name="qryNonEUBreakdown" table:expression="of:=[.#REF!]" table:base-cell-address="RAI0502.$A$1"/>
        <table:named-expression table:name="QUARTER" table:expression="of:=[.#REF!]" table:base-cell-address="RAI0502.$A$1"/>
        <table:named-expression table:name="SAT_SUN" table:expression="of:=['file:///C:/Documents%20and%20Settings/sweekes2/Local%20Settings/Temporary%20Internet%20Files/OLK2FA/Chapter%208/80407%20.xls'#'4-16DATA'.#REF!]" table:base-cell-address="RAI0502.$A$1"/>
        <table:named-expression table:name="SPAIN" table:expression="of:=[.#REF!]" table:base-cell-address="RAI0502.$A$1"/>
        <table:named-range table:name="tab" table:cell-range-address="'file:///C:/IRHS/EXCEL/RORO/bulletins/2003/SA%20Changes/SA%20Changes%20to%20bulletin%20-%20draft.xls'#TABLE1a.$U$3" table:base-cell-address="RAI0502.$A$1"/>
        <table:named-expression table:name="TAB4ALL" table:expression="of:=#N/A" table:base-cell-address="RAI0502.$A$1"/>
        <table:named-expression table:name="TAB4PV" table:expression="of:=#N/A" table:base-cell-address="RAI0502.$A$1"/>
        <table:named-expression table:name="TAB4UT" table:expression="of:=#N/A" table:base-cell-address="RAI0502.$A$1"/>
        <table:named-expression table:name="TableTitle" table:expression="of:=[.#REF!]" table:base-cell-address="RAI0502.$A$1"/>
        <table:named-expression table:name="testing" table:expression="of:=[.#REF!]" table:base-cell-address="RAI0502.$A$1"/>
        <table:named-expression table:name="UK" table:expression="of:=#N/A" table:base-cell-address="RAI0502.$A$1"/>
        <table:named-expression table:name="UT" table:expression="of:=#N/A" table:base-cell-address="RAI0502.$A$1"/>
        <table:named-expression table:name="ValueTitle" table:expression="of:=[.#REF!]" table:base-cell-address="RAI0502.$A$1"/>
        <table:named-range table:name="Weekends" table:cell-range-address="'file:///C:/Documents%20and%20Settings/sweekes2/Local%20Settings/Temporary%20Internet%20Files/OLK2FA/Chapter%208/80408%20final.xls'#TIS-INDEX.$A$42" table:base-cell-address="RAI0502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1" number:min-integer-digits="1"/>
    </number:number-style>
    <number:number-style style:name="N37P0">
      <number:number number:decimal-places="1" number:min-integer-digits="1" number:grouping="true"/>
      <number:text> </number:text>
    </number:number-style>
    <number:number-style style:name="N37">
      <number:text>-</number:text>
      <number:number number:decimal-places="1" number:min-integer-digits="1" number:grouping="true"/>
      <number:text> </number:text>
      <style:map style:condition="value()&gt;=0" style:apply-style-name="N37P0"/>
    </number:number-style>
    <number:number-style style:name="N38P0" number:language="en" number:country="US">
      <number:number number:decimal-places="1" number:min-integer-digits="1" number:grouping="true"/>
    </number:number-style>
    <number:number-style style:name="N38" number:language="en" number:country="US">
      <number:text>-</number:text>
      <number:number number:decimal-places="1" number:min-integer-digits="1" number:grouping="true"/>
      <style:map style:condition="value()&gt;=0" style:apply-style-name="N38P0"/>
    </number:number-style>
    <number:number-style style:name="N39">
      <number:number number:decimal-places="2" number:min-integer-digits="1"/>
      <number:text> </number:text>
    </number:number-style>
    <number:number-style style:name="N40P0">
      <number:number number:decimal-places="0" number:min-integer-digits="1" number:grouping="true"/>
    </number:number-style>
    <number:number-style style:name="N40">
      <number:text>-</number:text>
      <number:number number:decimal-places="0" number:min-integer-digits="1" number:grouping="true"/>
      <style:map style:condition="value()&gt;=0" style:apply-style-name="N40P0"/>
    </number:number-style>
    <style:style style:name="_50_0_37__32_-_32_Accent1" style:display-name="20% - Accent1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WebTable_32_Template" style:display-name="Hyperlink_WebTable Template" style:family="table-cell" style:data-style-name="N0">
      <style:text-properties fo:color="#0000FF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80809_32_working" style:display-name="Normal_80809 working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80909_32_working" style:display-name="Normal_80909 working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81009_32_working" style:display-name="Normal_81009 working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SGB8.9_32_-_32_2010" style:display-name="Normal_TSGB8.9 - 2010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Title" style:family="table-cell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62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partment for Transport</meta:initial-creator>
    <dc:creator>Ashley Mewett</dc:creator>
    <meta:creation-date>2011-11-14T10:32:02Z</meta:creation-date>
    <dc:date>2018-10-31T10:20:31Z</dc:date>
    <meta:print-date>2018-10-31T10:20:21Z</meta:print-date>
    <meta:user-defined meta:name="_NewReviewCycle"/>
  </office:meta>
</office:document-meta>
</file>